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ans" svg:font-family="LiberationSans"/>
    <style:font-face style:name="UbuntuMonoular" svg:font-family="UbuntuMono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272822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18cm" fo:min-width="0.418cm" fo:padding-top="0cm" fo:padding-bottom="0cm" fo:padding-left="0cm" fo:padding-right="0cm"/>
    </style:style>
    <style:style style:name="gr4" style:family="graphic" style:parent-style-name="standard">
      <style:graphic-properties draw:stroke="none" draw:fill="solid" draw:fill-color="#999999"/>
    </style:style>
    <style:style style:name="gr5" style:family="graphic" style:parent-style-name="standard">
      <style:graphic-properties draw:stroke="none" draw:fill="solid" draw:fill-color="#343d46"/>
    </style:style>
    <style:style style:name="gr6" style:family="graphic" style:parent-style-name="standard">
      <style:graphic-properties draw:stroke="none" draw:fill="solid" draw:fill-color="#b8bb26"/>
    </style:style>
    <style:style style:name="gr7" style:family="graphic" style:parent-style-name="standard">
      <style:graphic-properties draw:stroke="none" draw:fill="solid" draw:fill-color="#fabb2f"/>
    </style:style>
    <style:style style:name="gr8" style:family="graphic" style:parent-style-name="standard">
      <style:graphic-properties draw:stroke="none" draw:fill="solid" draw:fill-color="#fb4934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272822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1.8999996185303pt" style:font-size-asian="11.8999996185303pt" style:font-size-complex="11.8999996185303pt"/>
    </style:style>
    <style:style style:name="P5" style:family="paragraph">
      <loext:graphic-properties draw:fill="solid" draw:fill-color="#999999"/>
    </style:style>
    <style:style style:name="P6" style:family="paragraph">
      <loext:graphic-properties draw:fill="solid" draw:fill-color="#343d46"/>
    </style:style>
    <style:style style:name="P7" style:family="paragraph">
      <loext:graphic-properties draw:fill="solid" draw:fill-color="#b8bb26"/>
    </style:style>
    <style:style style:name="P8" style:family="paragraph">
      <loext:graphic-properties draw:fill="solid" draw:fill-color="#fabb2f"/>
    </style:style>
    <style:style style:name="P9" style:family="paragraph">
      <loext:graphic-properties draw:fill="solid" draw:fill-color="#fb4934"/>
    </style:style>
    <style:style style:name="T1" style:family="text">
      <style:text-properties fo:color="#000000" style:font-name="UbuntuMonoular" fo:font-size="11.8999996185303pt" style:font-size-asian="11.8999996185303pt" style:font-name-complex="UbuntuMonoular" style:font-size-complex="11.8999996185303pt"/>
    </style:style>
    <style:style style:name="T2" style:family="text">
      <style:text-properties fo:color="#f8f8f2" style:font-name="UbuntuMonoular" fo:font-size="11.8999996185303pt" style:font-size-asian="11.8999996185303pt" style:font-name-complex="UbuntuMonoular" style:font-size-complex="11.8999996185303pt"/>
    </style:style>
    <style:style style:name="T3" style:family="text">
      <style:text-properties fo:color="#000000" style:font-name="LiberationSans" fo:font-size="11.8999996185303pt" style:font-size-asian="11.8999996185303pt" style:font-name-complex="LiberationSans" style:font-size-complex="11.8999996185303pt"/>
    </style:style>
    <style:style style:name="T4" style:family="text">
      <style:text-properties fo:color="#708090" style:font-name="LiberationSans" fo:font-size="11.8999996185303pt" style:font-size-asian="11.8999996185303pt" style:font-name-complex="LiberationSans" style:font-size-complex="11.8999996185303pt"/>
    </style:style>
    <style:style style:name="T5" style:family="text">
      <style:text-properties fo:color="#e6db74" style:font-name="LiberationSans" fo:font-size="11.8999996185303pt" style:font-size-asian="11.8999996185303pt" style:font-name-complex="LiberationSans" style:font-size-complex="11.8999996185303pt"/>
    </style:style>
    <style:style style:name="T6" style:family="text">
      <style:text-properties fo:color="#f8f8f2" style:font-name="LiberationSans" fo:font-size="11.8999996185303pt" style:font-size-asian="11.8999996185303pt" style:font-name-complex="LiberationSans" style:font-size-complex="11.8999996185303pt"/>
    </style:style>
    <style:style style:name="T7" style:family="text">
      <style:text-properties fo:color="#ae81ff" style:font-name="LiberationSans" fo:font-size="11.8999996185303pt" style:font-size-asian="11.8999996185303pt" style:font-name-complex="LiberationSans" style:font-size-complex="11.8999996185303pt"/>
    </style:style>
    <style:style style:name="T8" style:family="text">
      <style:text-properties fo:color="#999999" style:font-name="LiberationSans" fo:font-size="11.8999996185303pt" style:font-size-asian="11.8999996185303pt" style:font-name-complex="LiberationSans" style:font-size-complex="11.8999996185303pt"/>
    </style:style>
    <style:style style:name="T9" style:family="text">
      <style:text-properties fo:color="#b8bb26" style:font-name="LiberationSans" fo:font-size="11.8999996185303pt" fo:font-weight="bold" style:font-size-asian="11.8999996185303pt" style:font-name-complex="LiberationSans" style:font-size-complex="11.8999996185303pt" style:font-weight-complex="bold"/>
    </style:style>
    <style:style style:name="T10" style:family="text">
      <style:text-properties fo:color="#ffffff" style:font-name="LiberationSans" fo:font-size="11.8999996185303pt" style:font-size-asian="11.8999996185303pt" style:font-name-complex="LiberationSans" style:font-size-complex="11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89cm" svg:height="30.082cm" svg:x="0cm" svg:y="0cm" svg:viewBox="0 0 20990 30083" draw:points="0,0 20990,0 20990,30083 0,30083">
          <text:p/>
        </draw:polygon>
        <draw:path draw:style-name="gr2" draw:text-style-name="P2" draw:layer="layout" svg:width="20.571cm" svg:height="28.485cm" svg:x="0.209cm" svg:y="0.89cm" svg:viewBox="0 0 20572 28486" svg:d="M0 28360v-28234c0-34 12-64 37-89 25-24 54-37 89-37h20320c35 0 64 13 89 37 25 25 37 55 37 89v28234c0 35-12 65-37 89-25 25-54 37-89 37h-20320c-35 0-64-12-89-37-25-24-37-54-37-89z">
          <text:p/>
        </draw:path>
        <draw:frame draw:style-name="gr3" draw:text-style-name="P4" draw:layer="layout" svg:width="1.577cm" svg:height="0.488cm" svg:x="0.21cm" svg:y="1.393cm">
          <draw:text-box>
            <text:p text:style-name="P3"><text:span text:style-name="T1"><text:s text:c="12"/></text:span></text:p>
          </draw:text-box>
        </draw:frame>
        <draw:frame draw:style-name="gr3" draw:text-style-name="P4" draw:layer="layout" svg:width="1.577cm" svg:height="0.488cm" svg:x="0.21cm" svg:y="1.367cm">
          <draw:text-box>
            <text:p text:style-name="P3"><text:span text:style-name="T2"><text:s text:c="12"/></text:span></text:p>
          </draw:text-box>
        </draw:frame>
        <draw:frame draw:style-name="gr3" draw:text-style-name="P4" draw:layer="layout" svg:width="0.418cm" svg:height="0.488cm" svg:x="2.725cm" svg:y="28.2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18cm" svg:height="0.488cm" svg:x="2.725cm" svg:y="28.174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1.052cm" svg:height="0.488cm" svg:x="0.21cm" svg:y="28.829cm">
          <draw:text-box>
            <text:p text:style-name="P3"><text:span text:style-name="T1"><text:s text:c="8"/></text:span></text:p>
          </draw:text-box>
        </draw:frame>
        <draw:frame draw:style-name="gr3" draw:text-style-name="P4" draw:layer="layout" svg:width="1.052cm" svg:height="0.488cm" svg:x="0.21cm" svg:y="28.803cm">
          <draw:text-box>
            <text:p text:style-name="P3"><text:span text:style-name="T2"><text:s text:c="8"/></text:span></text:p>
          </draw:text-box>
        </draw:frame>
        <draw:frame draw:style-name="gr3" draw:text-style-name="P4" draw:layer="layout" svg:width="13.693cm" svg:height="0.418cm" svg:x="2.725cm" svg:y="1.477cm">
          <draw:text-box>
            <text:p text:style-name="P3"><text:span text:style-name="T3">#Étudiant Bordelais Ingesup 2ème année à la recherche d'une alternance</text:span></text:p>
          </draw:text-box>
        </draw:frame>
        <draw:frame draw:style-name="gr3" draw:text-style-name="P4" draw:layer="layout" svg:width="13.693cm" svg:height="0.418cm" svg:x="2.725cm" svg:y="1.45cm">
          <draw:text-box>
            <text:p text:style-name="P3"><text:span text:style-name="T4">#Étudiant Bordelais Ingesup 2ème année à la recherche d'une alternance</text:span></text:p>
          </draw:text-box>
        </draw:frame>
        <draw:frame draw:style-name="gr3" draw:text-style-name="P4" draw:layer="layout" svg:width="0.418cm" svg:height="0.488cm" svg:x="16.395cm" svg:y="1.393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18cm" svg:height="0.488cm" svg:x="16.395cm" svg:y="1.367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1.577cm" svg:height="0.488cm" svg:x="0.21cm" svg:y="2.048cm">
          <draw:text-box>
            <text:p text:style-name="P3"><text:span text:style-name="T1"><text:s text:c="12"/></text:span></text:p>
          </draw:text-box>
        </draw:frame>
        <draw:frame draw:style-name="gr3" draw:text-style-name="P4" draw:layer="layout" svg:width="1.577cm" svg:height="0.488cm" svg:x="0.21cm" svg:y="2.022cm">
          <draw:text-box>
            <text:p text:style-name="P3"><text:span text:style-name="T2"><text:s text:c="12"/></text:span></text:p>
          </draw:text-box>
        </draw:frame>
        <draw:frame draw:style-name="gr3" draw:text-style-name="P4" draw:layer="layout" svg:width="9.375cm" svg:height="0.418cm" svg:x="2.725cm" svg:y="2.132cm">
          <draw:text-box>
            <text:p text:style-name="P3"><text:span text:style-name="T3"># <text:s text:c="6"/>passionné, autonome, souriant, pragmatique</text:span></text:p>
          </draw:text-box>
        </draw:frame>
        <draw:frame draw:style-name="gr3" draw:text-style-name="P4" draw:layer="layout" svg:width="9.375cm" svg:height="0.418cm" svg:x="2.725cm" svg:y="2.106cm">
          <draw:text-box>
            <text:p text:style-name="P3"><text:span text:style-name="T4"># <text:s text:c="6"/>passionné, autonome, souriant, pragmatique</text:span></text:p>
          </draw:text-box>
        </draw:frame>
        <draw:frame draw:style-name="gr3" draw:text-style-name="P4" draw:layer="layout" svg:width="0.418cm" svg:height="0.488cm" svg:x="12.071cm" svg:y="2.048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18cm" svg:height="0.488cm" svg:x="12.071cm" svg:y="2.022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1.577cm" svg:height="0.488cm" svg:x="0.21cm" svg:y="2.703cm">
          <draw:text-box>
            <text:p text:style-name="P3"><text:span text:style-name="T1"><text:s text:c="12"/></text:span></text:p>
          </draw:text-box>
        </draw:frame>
        <draw:frame draw:style-name="gr3" draw:text-style-name="P4" draw:layer="layout" svg:width="1.577cm" svg:height="0.488cm" svg:x="0.21cm" svg:y="2.677cm">
          <draw:text-box>
            <text:p text:style-name="P3"><text:span text:style-name="T2"><text:s text:c="12"/></text:span></text:p>
          </draw:text-box>
        </draw:frame>
        <draw:frame draw:style-name="gr3" draw:text-style-name="P4" draw:layer="layout" svg:width="6.572cm" svg:height="0.418cm" svg:x="2.725cm" svg:y="2.787cm">
          <draw:text-box>
            <text:p text:style-name="P3"><text:span text:style-name="T3"># <text:s/>Github: http://github.com/Dauliac</text:span></text:p>
          </draw:text-box>
        </draw:frame>
        <draw:frame draw:style-name="gr3" draw:text-style-name="P4" draw:layer="layout" svg:width="6.572cm" svg:height="0.418cm" svg:x="2.725cm" svg:y="2.761cm">
          <draw:text-box>
            <text:p text:style-name="P3"><text:span text:style-name="T4"># <text:s/>Github: http://github.com/Dauliac</text:span></text:p>
          </draw:text-box>
        </draw:frame>
        <draw:frame draw:style-name="gr3" draw:text-style-name="P4" draw:layer="layout" svg:width="0.418cm" svg:height="0.488cm" svg:x="9.274cm" svg:y="2.703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18cm" svg:height="0.488cm" svg:x="9.274cm" svg:y="2.677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1.577cm" svg:height="0.488cm" svg:x="0.21cm" svg:y="3.358cm">
          <draw:text-box>
            <text:p text:style-name="P3"><text:span text:style-name="T1"><text:s text:c="12"/></text:span></text:p>
          </draw:text-box>
        </draw:frame>
        <draw:frame draw:style-name="gr3" draw:text-style-name="P4" draw:layer="layout" svg:width="1.577cm" svg:height="0.488cm" svg:x="0.21cm" svg:y="3.332cm">
          <draw:text-box>
            <text:p text:style-name="P3"><text:span text:style-name="T2"><text:s text:c="12"/></text:span></text:p>
          </draw:text-box>
        </draw:frame>
        <draw:frame draw:style-name="gr3" draw:text-style-name="P4" draw:layer="layout" svg:width="8.295cm" svg:height="0.418cm" svg:x="2.725cm" svg:y="3.442cm">
          <draw:text-box>
            <text:p text:style-name="P3"><text:span text:style-name="T3"># <text:s/>Mes outils: linux vim i3 tmux et d'autres cli</text:span></text:p>
          </draw:text-box>
        </draw:frame>
        <draw:frame draw:style-name="gr3" draw:text-style-name="P4" draw:layer="layout" svg:width="8.295cm" svg:height="0.418cm" svg:x="2.725cm" svg:y="3.416cm">
          <draw:text-box>
            <text:p text:style-name="P3"><text:span text:style-name="T4"># <text:s/>Mes outils: linux vim i3 tmux et d'autres cli</text:span></text:p>
          </draw:text-box>
        </draw:frame>
        <draw:frame draw:style-name="gr3" draw:text-style-name="P4" draw:layer="layout" svg:width="0.418cm" svg:height="0.488cm" svg:x="10.984cm" svg:y="3.358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18cm" svg:height="0.488cm" svg:x="10.984cm" svg:y="3.332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1.577cm" svg:height="0.488cm" svg:x="0.21cm" svg:y="4.013cm">
          <draw:text-box>
            <text:p text:style-name="P3"><text:span text:style-name="T1"><text:s text:c="12"/></text:span></text:p>
          </draw:text-box>
        </draw:frame>
        <draw:frame draw:style-name="gr3" draw:text-style-name="P4" draw:layer="layout" svg:width="1.577cm" svg:height="0.488cm" svg:x="0.21cm" svg:y="3.987cm">
          <draw:text-box>
            <text:p text:style-name="P3"><text:span text:style-name="T2"><text:s text:c="12"/></text:span></text:p>
          </draw:text-box>
        </draw:frame>
        <draw:frame draw:style-name="gr3" draw:text-style-name="P4" draw:layer="layout" svg:width="6.788cm" svg:height="0.418cm" svg:x="2.725cm" svg:y="4.097cm">
          <draw:text-box>
            <text:p text:style-name="P3"><text:span text:style-name="T3"># <text:s text:c="3"/>http://github.com/Dauliac/dotfiles</text:span></text:p>
          </draw:text-box>
        </draw:frame>
        <draw:frame draw:style-name="gr3" draw:text-style-name="P4" draw:layer="layout" svg:width="6.788cm" svg:height="0.418cm" svg:x="2.725cm" svg:y="4.071cm">
          <draw:text-box>
            <text:p text:style-name="P3"><text:span text:style-name="T4"># <text:s text:c="3"/>http://github.com/Dauliac/dotfiles</text:span></text:p>
          </draw:text-box>
        </draw:frame>
        <draw:frame draw:style-name="gr3" draw:text-style-name="P4" draw:layer="layout" svg:width="0.418cm" svg:height="0.488cm" svg:x="9.484cm" svg:y="4.013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18cm" svg:height="0.488cm" svg:x="9.484cm" svg:y="3.987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1.577cm" svg:height="0.488cm" svg:x="0.21cm" svg:y="5.297cm">
          <draw:text-box>
            <text:p text:style-name="P3"><text:span text:style-name="T1"><text:s text:c="12"/></text:span></text:p>
          </draw:text-box>
        </draw:frame>
        <draw:frame draw:style-name="gr3" draw:text-style-name="P4" draw:layer="layout" svg:width="1.577cm" svg:height="0.488cm" svg:x="0.21cm" svg:y="5.271cm">
          <draw:text-box>
            <text:p text:style-name="P3"><text:span text:style-name="T2"><text:s text:c="12"/></text:span></text:p>
          </draw:text-box>
        </draw:frame>
        <draw:frame draw:style-name="gr3" draw:text-style-name="P4" draw:layer="layout" svg:width="2.898cm" svg:height="0.418cm" svg:x="2.725cm" svg:y="5.381cm">
          <draw:text-box>
            <text:p text:style-name="P3"><text:span text:style-name="T3">InfoPersonelles</text:span></text:p>
          </draw:text-box>
        </draw:frame>
        <draw:frame draw:style-name="gr3" draw:text-style-name="P4" draw:layer="layout" svg:width="2.898cm" svg:height="0.418cm" svg:x="2.725cm" svg:y="5.355cm">
          <draw:text-box>
            <text:p text:style-name="P3"><text:span text:style-name="T5">InfoPersonelles</text:span></text:p>
          </draw:text-box>
        </draw:frame>
        <draw:frame draw:style-name="gr3" draw:text-style-name="P4" draw:layer="layout" svg:width="0.418cm" svg:height="0.418cm" svg:x="5.615cm" svg:y="5.381cm">
          <draw:text-box>
            <text:p text:style-name="P3"><text:span text:style-name="T3">:</text:span></text:p>
          </draw:text-box>
        </draw:frame>
        <draw:frame draw:style-name="gr3" draw:text-style-name="P4" draw:layer="layout" svg:width="0.418cm" svg:height="0.418cm" svg:x="5.615cm" svg:y="5.355cm">
          <draw:text-box>
            <text:p text:style-name="P3"><text:span text:style-name="T6">:</text:span></text:p>
          </draw:text-box>
        </draw:frame>
        <draw:frame draw:style-name="gr3" draw:text-style-name="P4" draw:layer="layout" svg:width="0.418cm" svg:height="0.488cm" svg:x="5.731cm" svg:y="5.29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18cm" svg:height="0.488cm" svg:x="5.731cm" svg:y="5.271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2.102cm" svg:height="0.488cm" svg:x="0.21cm" svg:y="5.952cm">
          <draw:text-box>
            <text:p text:style-name="P3"><text:span text:style-name="T1"><text:s text:c="16"/></text:span></text:p>
          </draw:text-box>
        </draw:frame>
        <draw:frame draw:style-name="gr3" draw:text-style-name="P4" draw:layer="layout" svg:width="2.102cm" svg:height="0.488cm" svg:x="0.21cm" svg:y="5.926cm">
          <draw:text-box>
            <text:p text:style-name="P3"><text:span text:style-name="T2"><text:s text:c="16"/></text:span></text:p>
          </draw:text-box>
        </draw:frame>
        <draw:frame draw:style-name="gr3" draw:text-style-name="P4" draw:layer="layout" svg:width="0.418cm" svg:height="0.418cm" svg:x="3.564cm" svg:y="6.036cm">
          <draw:text-box>
            <text:p text:style-name="P3"><text:span text:style-name="T3">-</text:span></text:p>
          </draw:text-box>
        </draw:frame>
        <draw:frame draw:style-name="gr3" draw:text-style-name="P4" draw:layer="layout" svg:width="0.418cm" svg:height="0.418cm" svg:x="3.564cm" svg:y="6.01cm">
          <draw:text-box>
            <text:p text:style-name="P3"><text:span text:style-name="T6">-</text:span></text:p>
          </draw:text-box>
        </draw:frame>
        <draw:frame draw:style-name="gr3" draw:text-style-name="P4" draw:layer="layout" svg:width="0.418cm" svg:height="0.488cm" svg:x="3.703cm" svg:y="5.952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18cm" svg:height="0.488cm" svg:x="3.703cm" svg:y="5.926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0.815cm" svg:height="0.418cm" svg:x="3.913cm" svg:y="6.036cm">
          <draw:text-box>
            <text:p text:style-name="P3"><text:span text:style-name="T3">nom</text:span></text:p>
          </draw:text-box>
        </draw:frame>
        <draw:frame draw:style-name="gr3" draw:text-style-name="P4" draw:layer="layout" svg:width="0.815cm" svg:height="0.418cm" svg:x="3.913cm" svg:y="6.01cm">
          <draw:text-box>
            <text:p text:style-name="P3"><text:span text:style-name="T5">nom</text:span></text:p>
          </draw:text-box>
        </draw:frame>
        <draw:frame draw:style-name="gr3" draw:text-style-name="P4" draw:layer="layout" svg:width="0.418cm" svg:height="0.418cm" svg:x="4.729cm" svg:y="6.036cm">
          <draw:text-box>
            <text:p text:style-name="P3"><text:span text:style-name="T3">:</text:span></text:p>
          </draw:text-box>
        </draw:frame>
        <draw:frame draw:style-name="gr3" draw:text-style-name="P4" draw:layer="layout" svg:width="0.418cm" svg:height="0.418cm" svg:x="4.729cm" svg:y="6.01cm">
          <draw:text-box>
            <text:p text:style-name="P3"><text:span text:style-name="T6">:</text:span></text:p>
          </draw:text-box>
        </draw:frame>
        <draw:frame draw:style-name="gr3" draw:text-style-name="P4" draw:layer="layout" svg:width="2.986cm" svg:height="0.488cm" svg:x="4.845cm" svg:y="5.952cm">
          <draw:text-box>
            <text:p text:style-name="P3"><text:span text:style-name="T1"><text:s/></text:span><text:span text:style-name="T1">Julien Dauliac</text:span></text:p>
          </draw:text-box>
        </draw:frame>
        <draw:frame draw:style-name="gr3" draw:text-style-name="P4" draw:layer="layout" svg:width="2.986cm" svg:height="0.488cm" svg:x="4.845cm" svg:y="5.926cm">
          <draw:text-box>
            <text:p text:style-name="P3"><text:span text:style-name="T2"><text:s/></text:span><text:span text:style-name="T2">Julien Dauliac</text:span></text:p>
          </draw:text-box>
        </draw:frame>
        <draw:frame draw:style-name="gr3" draw:text-style-name="P4" draw:layer="layout" svg:width="0.418cm" svg:height="0.488cm" svg:x="7.99cm" svg:y="5.952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18cm" svg:height="0.488cm" svg:x="7.99cm" svg:y="5.926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2.102cm" svg:height="0.488cm" svg:x="0.21cm" svg:y="6.608cm">
          <draw:text-box>
            <text:p text:style-name="P3"><text:span text:style-name="T1"><text:s text:c="16"/></text:span></text:p>
          </draw:text-box>
        </draw:frame>
        <draw:frame draw:style-name="gr3" draw:text-style-name="P4" draw:layer="layout" svg:width="2.102cm" svg:height="0.488cm" svg:x="0.21cm" svg:y="6.581cm">
          <draw:text-box>
            <text:p text:style-name="P3"><text:span text:style-name="T2"><text:s text:c="16"/></text:span></text:p>
          </draw:text-box>
        </draw:frame>
        <draw:frame draw:style-name="gr3" draw:text-style-name="P4" draw:layer="layout" svg:width="0.418cm" svg:height="0.418cm" svg:x="3.564cm" svg:y="6.691cm">
          <draw:text-box>
            <text:p text:style-name="P3"><text:span text:style-name="T3">-</text:span></text:p>
          </draw:text-box>
        </draw:frame>
        <draw:frame draw:style-name="gr3" draw:text-style-name="P4" draw:layer="layout" svg:width="0.418cm" svg:height="0.418cm" svg:x="3.564cm" svg:y="6.665cm">
          <draw:text-box>
            <text:p text:style-name="P3"><text:span text:style-name="T6">-</text:span></text:p>
          </draw:text-box>
        </draw:frame>
        <draw:frame draw:style-name="gr3" draw:text-style-name="P4" draw:layer="layout" svg:width="0.418cm" svg:height="0.488cm" svg:x="3.703cm" svg:y="6.608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18cm" svg:height="0.488cm" svg:x="3.703cm" svg:y="6.581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0.701cm" svg:height="0.418cm" svg:x="3.913cm" svg:y="6.691cm">
          <draw:text-box>
            <text:p text:style-name="P3"><text:span text:style-name="T3">age</text:span></text:p>
          </draw:text-box>
        </draw:frame>
        <draw:frame draw:style-name="gr3" draw:text-style-name="P4" draw:layer="layout" svg:width="0.701cm" svg:height="0.418cm" svg:x="3.913cm" svg:y="6.665cm">
          <draw:text-box>
            <text:p text:style-name="P3"><text:span text:style-name="T5">age</text:span></text:p>
          </draw:text-box>
        </draw:frame>
        <draw:frame draw:style-name="gr3" draw:text-style-name="P4" draw:layer="layout" svg:width="0.418cm" svg:height="0.418cm" svg:x="4.612cm" svg:y="6.691cm">
          <draw:text-box>
            <text:p text:style-name="P3"><text:span text:style-name="T3">:</text:span></text:p>
          </draw:text-box>
        </draw:frame>
        <draw:frame draw:style-name="gr3" draw:text-style-name="P4" draw:layer="layout" svg:width="0.418cm" svg:height="0.418cm" svg:x="4.612cm" svg:y="6.665cm">
          <draw:text-box>
            <text:p text:style-name="P3"><text:span text:style-name="T6">:</text:span></text:p>
          </draw:text-box>
        </draw:frame>
        <draw:frame draw:style-name="gr3" draw:text-style-name="P4" draw:layer="layout" svg:width="1.543cm" svg:height="0.488cm" svg:x="4.729cm" svg:y="6.608cm">
          <draw:text-box>
            <text:p text:style-name="P3"><text:span text:style-name="T1"><text:s/></text:span><text:span text:style-name="T1">20 ans</text:span></text:p>
          </draw:text-box>
        </draw:frame>
        <draw:frame draw:style-name="gr3" draw:text-style-name="P4" draw:layer="layout" svg:width="1.543cm" svg:height="0.488cm" svg:x="4.729cm" svg:y="6.581cm">
          <draw:text-box>
            <text:p text:style-name="P3"><text:span text:style-name="T2"><text:s/></text:span><text:span text:style-name="T2">20 ans</text:span></text:p>
          </draw:text-box>
        </draw:frame>
        <draw:frame draw:style-name="gr3" draw:text-style-name="P4" draw:layer="layout" svg:width="0.418cm" svg:height="0.488cm" svg:x="6.196cm" svg:y="6.608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18cm" svg:height="0.488cm" svg:x="6.196cm" svg:y="6.581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2.102cm" svg:height="0.488cm" svg:x="0.21cm" svg:y="7.263cm">
          <draw:text-box>
            <text:p text:style-name="P3"><text:span text:style-name="T1"><text:s text:c="16"/></text:span></text:p>
          </draw:text-box>
        </draw:frame>
        <draw:frame draw:style-name="gr3" draw:text-style-name="P4" draw:layer="layout" svg:width="2.102cm" svg:height="0.488cm" svg:x="0.21cm" svg:y="7.236cm">
          <draw:text-box>
            <text:p text:style-name="P3"><text:span text:style-name="T2"><text:s text:c="16"/></text:span></text:p>
          </draw:text-box>
        </draw:frame>
        <draw:frame draw:style-name="gr3" draw:text-style-name="P4" draw:layer="layout" svg:width="0.418cm" svg:height="0.418cm" svg:x="3.564cm" svg:y="7.347cm">
          <draw:text-box>
            <text:p text:style-name="P3"><text:span text:style-name="T3">-</text:span></text:p>
          </draw:text-box>
        </draw:frame>
        <draw:frame draw:style-name="gr3" draw:text-style-name="P4" draw:layer="layout" svg:width="0.418cm" svg:height="0.418cm" svg:x="3.564cm" svg:y="7.32cm">
          <draw:text-box>
            <text:p text:style-name="P3"><text:span text:style-name="T6">-</text:span></text:p>
          </draw:text-box>
        </draw:frame>
        <draw:frame draw:style-name="gr3" draw:text-style-name="P4" draw:layer="layout" svg:width="0.418cm" svg:height="0.488cm" svg:x="3.703cm" svg:y="7.263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18cm" svg:height="0.488cm" svg:x="3.703cm" svg:y="7.236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1.361cm" svg:height="0.418cm" svg:x="3.913cm" svg:y="7.347cm">
          <draw:text-box>
            <text:p text:style-name="P3"><text:span text:style-name="T3">contact</text:span></text:p>
          </draw:text-box>
        </draw:frame>
        <draw:frame draw:style-name="gr3" draw:text-style-name="P4" draw:layer="layout" svg:width="1.361cm" svg:height="0.418cm" svg:x="3.913cm" svg:y="7.32cm">
          <draw:text-box>
            <text:p text:style-name="P3"><text:span text:style-name="T5">contact</text:span></text:p>
          </draw:text-box>
        </draw:frame>
        <draw:frame draw:style-name="gr3" draw:text-style-name="P4" draw:layer="layout" svg:width="0.418cm" svg:height="0.418cm" svg:x="5.265cm" svg:y="7.347cm">
          <draw:text-box>
            <text:p text:style-name="P3"><text:span text:style-name="T3">:</text:span></text:p>
          </draw:text-box>
        </draw:frame>
        <draw:frame draw:style-name="gr3" draw:text-style-name="P4" draw:layer="layout" svg:width="0.418cm" svg:height="0.418cm" svg:x="5.265cm" svg:y="7.32cm">
          <draw:text-box>
            <text:p text:style-name="P3"><text:span text:style-name="T6">:</text:span></text:p>
          </draw:text-box>
        </draw:frame>
        <draw:frame draw:style-name="gr3" draw:text-style-name="P4" draw:layer="layout" svg:width="0.418cm" svg:height="0.488cm" svg:x="5.381cm" svg:y="7.263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18cm" svg:height="0.488cm" svg:x="5.381cm" svg:y="7.236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10.7cm" svg:height="0.488cm" svg:x="0.21cm" svg:y="7.918cm">
          <draw:text-box>
            <text:p text:style-name="P3"><text:span text:style-name="T1"><text:s text:c="20"/></text:span><text:span text:style-name="T1">0664937123 juliendauliac@gmail.com</text:span></text:p>
          </draw:text-box>
        </draw:frame>
        <draw:frame draw:style-name="gr3" draw:text-style-name="P4" draw:layer="layout" svg:width="10.7cm" svg:height="0.488cm" svg:x="0.21cm" svg:y="7.892cm">
          <draw:text-box>
            <text:p text:style-name="P3"><text:span text:style-name="T2"><text:s text:c="20"/></text:span><text:span text:style-name="T2">0664937123 juliendauliac@gmail.com</text:span></text:p>
          </draw:text-box>
        </draw:frame>
        <draw:frame draw:style-name="gr3" draw:text-style-name="P4" draw:layer="layout" svg:width="0.418cm" svg:height="0.488cm" svg:x="11.53cm" svg:y="7.918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18cm" svg:height="0.488cm" svg:x="11.53cm" svg:y="7.892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7.212cm" svg:height="0.488cm" svg:x="0.21cm" svg:y="8.547cm">
          <draw:text-box>
            <text:p text:style-name="P3"><text:span text:style-name="T1"><text:s text:c="20"/></text:span><text:span text:style-name="T1">29 rue canihac 33000</text:span></text:p>
          </draw:text-box>
        </draw:frame>
        <draw:frame draw:style-name="gr3" draw:text-style-name="P4" draw:layer="layout" svg:width="7.212cm" svg:height="0.488cm" svg:x="0.21cm" svg:y="8.52cm">
          <draw:text-box>
            <text:p text:style-name="P3"><text:span text:style-name="T2"><text:s text:c="20"/></text:span><text:span text:style-name="T2">29 rue canihac 33000</text:span></text:p>
          </draw:text-box>
        </draw:frame>
        <draw:frame draw:style-name="gr3" draw:text-style-name="P4" draw:layer="layout" svg:width="0.418cm" svg:height="0.418cm" svg:x="8.595cm" svg:y="8.631cm">
          <draw:text-box>
            <text:p text:style-name="P3"><text:span text:style-name="T3">,</text:span></text:p>
          </draw:text-box>
        </draw:frame>
        <draw:frame draw:style-name="gr3" draw:text-style-name="P4" draw:layer="layout" svg:width="0.418cm" svg:height="0.418cm" svg:x="8.595cm" svg:y="8.604cm">
          <draw:text-box>
            <text:p text:style-name="P3"><text:span text:style-name="T6">,</text:span></text:p>
          </draw:text-box>
        </draw:frame>
        <draw:frame draw:style-name="gr3" draw:text-style-name="P4" draw:layer="layout" svg:width="2.347cm" svg:height="0.488cm" svg:x="8.711cm" svg:y="8.547cm">
          <draw:text-box>
            <text:p text:style-name="P3"><text:span text:style-name="T1"><text:s/></text:span><text:span text:style-name="T1">Bordeaux"</text:span></text:p>
          </draw:text-box>
        </draw:frame>
        <draw:frame draw:style-name="gr3" draw:text-style-name="P4" draw:layer="layout" svg:width="2.347cm" svg:height="0.488cm" svg:x="8.711cm" svg:y="8.52cm">
          <draw:text-box>
            <text:p text:style-name="P3"><text:span text:style-name="T2"><text:s/></text:span><text:span text:style-name="T2">Bordeaux"</text:span></text:p>
          </draw:text-box>
        </draw:frame>
        <draw:frame draw:style-name="gr3" draw:text-style-name="P4" draw:layer="layout" svg:width="0.418cm" svg:height="0.488cm" svg:x="10.808cm" svg:y="8.54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18cm" svg:height="0.488cm" svg:x="10.808cm" svg:y="8.52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1.577cm" svg:height="0.488cm" svg:x="0.21cm" svg:y="9.202cm">
          <draw:text-box>
            <text:p text:style-name="P3"><text:span text:style-name="T1"><text:s text:c="12"/></text:span></text:p>
          </draw:text-box>
        </draw:frame>
        <draw:frame draw:style-name="gr3" draw:text-style-name="P4" draw:layer="layout" svg:width="1.577cm" svg:height="0.488cm" svg:x="0.21cm" svg:y="9.176cm">
          <draw:text-box>
            <text:p text:style-name="P3"><text:span text:style-name="T2"><text:s text:c="12"/></text:span></text:p>
          </draw:text-box>
        </draw:frame>
        <draw:frame draw:style-name="gr3" draw:text-style-name="P4" draw:layer="layout" svg:width="3.198cm" svg:height="0.418cm" svg:x="2.725cm" svg:y="9.286cm">
          <draw:text-box>
            <text:p text:style-name="P3"><text:span text:style-name="T3">ParcoursScolaire</text:span></text:p>
          </draw:text-box>
        </draw:frame>
        <draw:frame draw:style-name="gr3" draw:text-style-name="P4" draw:layer="layout" svg:width="3.198cm" svg:height="0.418cm" svg:x="2.725cm" svg:y="9.259cm">
          <draw:text-box>
            <text:p text:style-name="P3"><text:span text:style-name="T5">ParcoursScolaire</text:span></text:p>
          </draw:text-box>
        </draw:frame>
        <draw:frame draw:style-name="gr3" draw:text-style-name="P4" draw:layer="layout" svg:width="0.418cm" svg:height="0.418cm" svg:x="5.918cm" svg:y="9.286cm">
          <draw:text-box>
            <text:p text:style-name="P3"><text:span text:style-name="T3">:</text:span></text:p>
          </draw:text-box>
        </draw:frame>
        <draw:frame draw:style-name="gr3" draw:text-style-name="P4" draw:layer="layout" svg:width="0.418cm" svg:height="0.418cm" svg:x="5.918cm" svg:y="9.259cm">
          <draw:text-box>
            <text:p text:style-name="P3"><text:span text:style-name="T6">:</text:span></text:p>
          </draw:text-box>
        </draw:frame>
        <draw:frame draw:style-name="gr3" draw:text-style-name="P4" draw:layer="layout" svg:width="0.418cm" svg:height="0.488cm" svg:x="6.034cm" svg:y="9.202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18cm" svg:height="0.488cm" svg:x="6.034cm" svg:y="9.176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2.102cm" svg:height="0.488cm" svg:x="0.21cm" svg:y="9.857cm">
          <draw:text-box>
            <text:p text:style-name="P3"><text:span text:style-name="T1"><text:s text:c="16"/></text:span></text:p>
          </draw:text-box>
        </draw:frame>
        <draw:frame draw:style-name="gr3" draw:text-style-name="P4" draw:layer="layout" svg:width="2.102cm" svg:height="0.488cm" svg:x="0.21cm" svg:y="9.831cm">
          <draw:text-box>
            <text:p text:style-name="P3"><text:span text:style-name="T2"><text:s text:c="16"/></text:span></text:p>
          </draw:text-box>
        </draw:frame>
        <draw:frame draw:style-name="gr3" draw:text-style-name="P4" draw:layer="layout" svg:width="0.726cm" svg:height="0.418cm" svg:x="3.564cm" svg:y="9.941cm">
          <draw:text-box>
            <text:p text:style-name="P3"><text:span text:style-name="T3">Bac</text:span></text:p>
          </draw:text-box>
        </draw:frame>
        <draw:frame draw:style-name="gr3" draw:text-style-name="P4" draw:layer="layout" svg:width="0.726cm" svg:height="0.418cm" svg:x="3.564cm" svg:y="9.915cm">
          <draw:text-box>
            <text:p text:style-name="P3"><text:span text:style-name="T5">Bac</text:span></text:p>
          </draw:text-box>
        </draw:frame>
        <draw:frame draw:style-name="gr3" draw:text-style-name="P4" draw:layer="layout" svg:width="0.418cm" svg:height="0.418cm" svg:x="4.286cm" svg:y="9.941cm">
          <draw:text-box>
            <text:p text:style-name="P3"><text:span text:style-name="T3">:</text:span></text:p>
          </draw:text-box>
        </draw:frame>
        <draw:frame draw:style-name="gr3" draw:text-style-name="P4" draw:layer="layout" svg:width="0.418cm" svg:height="0.418cm" svg:x="4.286cm" svg:y="9.915cm">
          <draw:text-box>
            <text:p text:style-name="P3"><text:span text:style-name="T6">:</text:span></text:p>
          </draw:text-box>
        </draw:frame>
        <draw:frame draw:style-name="gr3" draw:text-style-name="P4" draw:layer="layout" svg:width="2.326cm" svg:height="0.488cm" svg:x="4.402cm" svg:y="9.857cm">
          <draw:text-box>
            <text:p text:style-name="P3"><text:span text:style-name="T1"><text:s/></text:span><text:span text:style-name="T1">Spé Maths</text:span></text:p>
          </draw:text-box>
        </draw:frame>
        <draw:frame draw:style-name="gr3" draw:text-style-name="P4" draw:layer="layout" svg:width="2.326cm" svg:height="0.488cm" svg:x="4.402cm" svg:y="9.831cm">
          <draw:text-box>
            <text:p text:style-name="P3"><text:span text:style-name="T2"><text:s/></text:span><text:span text:style-name="T2">Spé Maths</text:span></text:p>
          </draw:text-box>
        </draw:frame>
        <draw:frame draw:style-name="gr3" draw:text-style-name="P4" draw:layer="layout" svg:width="0.418cm" svg:height="0.488cm" svg:x="6.499cm" svg:y="9.85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18cm" svg:height="0.488cm" svg:x="6.499cm" svg:y="9.831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2.627cm" svg:height="0.488cm" svg:x="0.21cm" svg:y="10.512cm">
          <draw:text-box>
            <text:p text:style-name="P3"><text:span text:style-name="T1"><text:s text:c="20"/></text:span></text:p>
          </draw:text-box>
        </draw:frame>
        <draw:frame draw:style-name="gr3" draw:text-style-name="P4" draw:layer="layout" svg:width="2.627cm" svg:height="0.488cm" svg:x="0.21cm" svg:y="10.486cm">
          <draw:text-box>
            <text:p text:style-name="P3"><text:span text:style-name="T2"><text:s text:c="20"/></text:span></text:p>
          </draw:text-box>
        </draw:frame>
        <draw:frame draw:style-name="gr3" draw:text-style-name="P4" draw:layer="layout" svg:width="0.418cm" svg:height="0.418cm" svg:x="4.402cm" svg:y="10.596cm">
          <draw:text-box>
            <text:p text:style-name="P3"><text:span text:style-name="T3">-</text:span></text:p>
          </draw:text-box>
        </draw:frame>
        <draw:frame draw:style-name="gr3" draw:text-style-name="P4" draw:layer="layout" svg:width="0.418cm" svg:height="0.418cm" svg:x="4.402cm" svg:y="10.57cm">
          <draw:text-box>
            <text:p text:style-name="P3"><text:span text:style-name="T6">-</text:span></text:p>
          </draw:text-box>
        </draw:frame>
        <draw:frame draw:style-name="gr3" draw:text-style-name="P4" draw:layer="layout" svg:width="0.418cm" svg:height="0.488cm" svg:x="4.542cm" svg:y="10.512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18cm" svg:height="0.488cm" svg:x="4.542cm" svg:y="10.486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1.052cm" svg:height="0.418cm" svg:x="4.752cm" svg:y="10.596cm">
          <draw:text-box>
            <text:p text:style-name="P3"><text:span text:style-name="T3">2016 </text:span></text:p>
          </draw:text-box>
        </draw:frame>
        <draw:frame draw:style-name="gr3" draw:text-style-name="P4" draw:layer="layout" svg:width="1.052cm" svg:height="0.418cm" svg:x="4.752cm" svg:y="10.57cm">
          <draw:text-box>
            <text:p text:style-name="P3"><text:span text:style-name="T7">2016 </text:span></text:p>
          </draw:text-box>
        </draw:frame>
        <draw:frame draw:style-name="gr3" draw:text-style-name="P4" draw:layer="layout" svg:width="2.754cm" svg:height="0.418cm" svg:x="5.801cm" svg:y="10.596cm">
          <draw:text-box>
            <text:p text:style-name="P3"><text:span text:style-name="T3"># Mention bien</text:span></text:p>
          </draw:text-box>
        </draw:frame>
        <draw:frame draw:style-name="gr3" draw:text-style-name="P4" draw:layer="layout" svg:width="2.754cm" svg:height="0.418cm" svg:x="5.801cm" svg:y="10.57cm">
          <draw:text-box>
            <text:p text:style-name="P3"><text:span text:style-name="T4"># Mention bien</text:span></text:p>
          </draw:text-box>
        </draw:frame>
        <draw:frame draw:style-name="gr3" draw:text-style-name="P4" draw:layer="layout" svg:width="0.418cm" svg:height="0.488cm" svg:x="8.551cm" svg:y="10.512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18cm" svg:height="0.488cm" svg:x="8.551cm" svg:y="10.486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2.102cm" svg:height="0.488cm" svg:x="0.21cm" svg:y="11.167cm">
          <draw:text-box>
            <text:p text:style-name="P3"><text:span text:style-name="T1"><text:s text:c="16"/></text:span></text:p>
          </draw:text-box>
        </draw:frame>
        <draw:frame draw:style-name="gr3" draw:text-style-name="P4" draw:layer="layout" svg:width="2.102cm" svg:height="0.488cm" svg:x="0.21cm" svg:y="11.141cm">
          <draw:text-box>
            <text:p text:style-name="P3"><text:span text:style-name="T2"><text:s text:c="16"/></text:span></text:p>
          </draw:text-box>
        </draw:frame>
        <draw:frame draw:style-name="gr3" draw:text-style-name="P4" draw:layer="layout" svg:width="2.868cm" svg:height="0.418cm" svg:x="3.564cm" svg:y="11.251cm">
          <draw:text-box>
            <text:p text:style-name="P3"><text:span text:style-name="T3">EcoleSupérieur</text:span></text:p>
          </draw:text-box>
        </draw:frame>
        <draw:frame draw:style-name="gr3" draw:text-style-name="P4" draw:layer="layout" svg:width="2.868cm" svg:height="0.418cm" svg:x="3.564cm" svg:y="11.225cm">
          <draw:text-box>
            <text:p text:style-name="P3"><text:span text:style-name="T5">EcoleSupérieur</text:span></text:p>
          </draw:text-box>
        </draw:frame>
        <draw:frame draw:style-name="gr3" draw:text-style-name="P4" draw:layer="layout" svg:width="0.418cm" svg:height="0.418cm" svg:x="6.43cm" svg:y="11.251cm">
          <draw:text-box>
            <text:p text:style-name="P3"><text:span text:style-name="T3">:</text:span></text:p>
          </draw:text-box>
        </draw:frame>
        <draw:frame draw:style-name="gr3" draw:text-style-name="P4" draw:layer="layout" svg:width="0.418cm" svg:height="0.418cm" svg:x="6.43cm" svg:y="11.225cm">
          <draw:text-box>
            <text:p text:style-name="P3"><text:span text:style-name="T6">:</text:span></text:p>
          </draw:text-box>
        </draw:frame>
        <draw:frame draw:style-name="gr3" draw:text-style-name="P4" draw:layer="layout" svg:width="0.418cm" svg:height="0.488cm" svg:x="6.547cm" svg:y="11.16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18cm" svg:height="0.488cm" svg:x="6.547cm" svg:y="11.141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2.627cm" svg:height="0.488cm" svg:x="0.21cm" svg:y="11.822cm">
          <draw:text-box>
            <text:p text:style-name="P3"><text:span text:style-name="T1"><text:s text:c="20"/></text:span></text:p>
          </draw:text-box>
        </draw:frame>
        <draw:frame draw:style-name="gr3" draw:text-style-name="P4" draw:layer="layout" svg:width="2.627cm" svg:height="0.488cm" svg:x="0.21cm" svg:y="11.796cm">
          <draw:text-box>
            <text:p text:style-name="P3"><text:span text:style-name="T2"><text:s text:c="20"/></text:span></text:p>
          </draw:text-box>
        </draw:frame>
        <draw:frame draw:style-name="gr3" draw:text-style-name="P4" draw:layer="layout" svg:width="0.418cm" svg:height="0.418cm" svg:x="4.402cm" svg:y="11.906cm">
          <draw:text-box>
            <text:p text:style-name="P3"><text:span text:style-name="T3">-</text:span></text:p>
          </draw:text-box>
        </draw:frame>
        <draw:frame draw:style-name="gr3" draw:text-style-name="P4" draw:layer="layout" svg:width="0.418cm" svg:height="0.418cm" svg:x="4.402cm" svg:y="11.88cm">
          <draw:text-box>
            <text:p text:style-name="P3"><text:span text:style-name="T6">-</text:span></text:p>
          </draw:text-box>
        </draw:frame>
        <draw:frame draw:style-name="gr3" draw:text-style-name="P4" draw:layer="layout" svg:width="0.418cm" svg:height="0.488cm" svg:x="4.542cm" svg:y="11.822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18cm" svg:height="0.488cm" svg:x="4.542cm" svg:y="11.796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0.418cm" svg:height="0.418cm" svg:x="4.752cm" svg:y="11.906cm">
          <draw:text-box>
            <text:p text:style-name="P3"><text:span text:style-name="T3">[</text:span></text:p>
          </draw:text-box>
        </draw:frame>
        <draw:frame draw:style-name="gr3" draw:text-style-name="P4" draw:layer="layout" svg:width="0.418cm" svg:height="0.418cm" svg:x="4.752cm" svg:y="11.88cm">
          <draw:text-box>
            <text:p text:style-name="P3"><text:span text:style-name="T6">[</text:span></text:p>
          </draw:text-box>
        </draw:frame>
        <draw:frame draw:style-name="gr3" draw:text-style-name="P4" draw:layer="layout" svg:width="0.933cm" svg:height="0.418cm" svg:x="4.868cm" svg:y="11.906cm">
          <draw:text-box>
            <text:p text:style-name="P3"><text:span text:style-name="T3">2017</text:span></text:p>
          </draw:text-box>
        </draw:frame>
        <draw:frame draw:style-name="gr3" draw:text-style-name="P4" draw:layer="layout" svg:width="0.933cm" svg:height="0.418cm" svg:x="4.868cm" svg:y="11.88cm">
          <draw:text-box>
            <text:p text:style-name="P3"><text:span text:style-name="T7">2017</text:span></text:p>
          </draw:text-box>
        </draw:frame>
        <draw:frame draw:style-name="gr3" draw:text-style-name="P4" draw:layer="layout" svg:width="0.418cm" svg:height="0.418cm" svg:x="5.801cm" svg:y="11.906cm">
          <draw:text-box>
            <text:p text:style-name="P3"><text:span text:style-name="T3">,</text:span></text:p>
          </draw:text-box>
        </draw:frame>
        <draw:frame draw:style-name="gr3" draw:text-style-name="P4" draw:layer="layout" svg:width="0.418cm" svg:height="0.418cm" svg:x="5.801cm" svg:y="11.88cm">
          <draw:text-box>
            <text:p text:style-name="P3"><text:span text:style-name="T6">,</text:span></text:p>
          </draw:text-box>
        </draw:frame>
        <draw:frame draw:style-name="gr3" draw:text-style-name="P4" draw:layer="layout" svg:width="0.418cm" svg:height="0.488cm" svg:x="5.917cm" svg:y="11.822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18cm" svg:height="0.488cm" svg:x="5.917cm" svg:y="11.796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0.933cm" svg:height="0.418cm" svg:x="6.127cm" svg:y="11.906cm">
          <draw:text-box>
            <text:p text:style-name="P3"><text:span text:style-name="T3">2018</text:span></text:p>
          </draw:text-box>
        </draw:frame>
        <draw:frame draw:style-name="gr3" draw:text-style-name="P4" draw:layer="layout" svg:width="0.933cm" svg:height="0.418cm" svg:x="6.127cm" svg:y="11.88cm">
          <draw:text-box>
            <text:p text:style-name="P3"><text:span text:style-name="T7">2018</text:span></text:p>
          </draw:text-box>
        </draw:frame>
        <draw:frame draw:style-name="gr3" draw:text-style-name="P4" draw:layer="layout" svg:width="0.418cm" svg:height="0.418cm" svg:x="7.059cm" svg:y="11.906cm">
          <draw:text-box>
            <text:p text:style-name="P3"><text:span text:style-name="T3">,</text:span></text:p>
          </draw:text-box>
        </draw:frame>
        <draw:frame draw:style-name="gr3" draw:text-style-name="P4" draw:layer="layout" svg:width="0.418cm" svg:height="0.418cm" svg:x="7.059cm" svg:y="11.88cm">
          <draw:text-box>
            <text:p text:style-name="P3"><text:span text:style-name="T6">,</text:span></text:p>
          </draw:text-box>
        </draw:frame>
        <draw:frame draw:style-name="gr3" draw:text-style-name="P4" draw:layer="layout" svg:width="0.418cm" svg:height="0.488cm" svg:x="7.176cm" svg:y="11.822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18cm" svg:height="0.488cm" svg:x="7.176cm" svg:y="11.796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0.418cm" svg:height="0.418cm" svg:x="7.385cm" svg:y="11.906cm">
          <draw:text-box>
            <text:p text:style-name="P3"><text:span text:style-name="T3">...</text:span></text:p>
          </draw:text-box>
        </draw:frame>
        <draw:frame draw:style-name="gr3" draw:text-style-name="P4" draw:layer="layout" svg:width="0.418cm" svg:height="0.418cm" svg:x="7.385cm" svg:y="11.88cm">
          <draw:text-box>
            <text:p text:style-name="P3"><text:span text:style-name="T6">...</text:span></text:p>
          </draw:text-box>
        </draw:frame>
        <draw:frame draw:style-name="gr3" draw:text-style-name="P4" draw:layer="layout" svg:width="0.418cm" svg:height="0.418cm" svg:x="7.734cm" svg:y="11.906cm">
          <draw:text-box>
            <text:p text:style-name="P3"><text:span text:style-name="T3">]</text:span></text:p>
          </draw:text-box>
        </draw:frame>
        <draw:frame draw:style-name="gr3" draw:text-style-name="P4" draw:layer="layout" svg:width="0.418cm" svg:height="0.418cm" svg:x="7.734cm" svg:y="11.88cm">
          <draw:text-box>
            <text:p text:style-name="P3"><text:span text:style-name="T6">]</text:span></text:p>
          </draw:text-box>
        </draw:frame>
        <draw:frame draw:style-name="gr3" draw:text-style-name="P4" draw:layer="layout" svg:width="0.418cm" svg:height="0.488cm" svg:x="7.851cm" svg:y="11.822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18cm" svg:height="0.488cm" svg:x="7.851cm" svg:y="11.796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2.627cm" svg:height="0.488cm" svg:x="0.21cm" svg:y="12.477cm">
          <draw:text-box>
            <text:p text:style-name="P3"><text:span text:style-name="T1"><text:s text:c="20"/></text:span></text:p>
          </draw:text-box>
        </draw:frame>
        <draw:frame draw:style-name="gr3" draw:text-style-name="P4" draw:layer="layout" svg:width="2.627cm" svg:height="0.488cm" svg:x="0.21cm" svg:y="12.451cm">
          <draw:text-box>
            <text:p text:style-name="P3"><text:span text:style-name="T2"><text:s text:c="20"/></text:span></text:p>
          </draw:text-box>
        </draw:frame>
        <draw:frame draw:style-name="gr3" draw:text-style-name="P4" draw:layer="layout" svg:width="0.418cm" svg:height="0.418cm" svg:x="4.402cm" svg:y="12.561cm">
          <draw:text-box>
            <text:p text:style-name="P3"><text:span text:style-name="T3">-</text:span></text:p>
          </draw:text-box>
        </draw:frame>
        <draw:frame draw:style-name="gr3" draw:text-style-name="P4" draw:layer="layout" svg:width="0.418cm" svg:height="0.418cm" svg:x="4.402cm" svg:y="12.535cm">
          <draw:text-box>
            <text:p text:style-name="P3"><text:span text:style-name="T6">-</text:span></text:p>
          </draw:text-box>
        </draw:frame>
        <draw:frame draw:style-name="gr3" draw:text-style-name="P4" draw:layer="layout" svg:width="0.418cm" svg:height="0.488cm" svg:x="4.542cm" svg:y="12.47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18cm" svg:height="0.488cm" svg:x="4.542cm" svg:y="12.451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2.131cm" svg:height="0.418cm" svg:x="4.752cm" svg:y="12.561cm">
          <draw:text-box>
            <text:p text:style-name="P3"><text:span text:style-name="T3">certification</text:span></text:p>
          </draw:text-box>
        </draw:frame>
        <draw:frame draw:style-name="gr3" draw:text-style-name="P4" draw:layer="layout" svg:width="2.131cm" svg:height="0.418cm" svg:x="4.752cm" svg:y="12.535cm">
          <draw:text-box>
            <text:p text:style-name="P3"><text:span text:style-name="T5">certification</text:span></text:p>
          </draw:text-box>
        </draw:frame>
        <draw:frame draw:style-name="gr3" draw:text-style-name="P4" draw:layer="layout" svg:width="0.418cm" svg:height="0.418cm" svg:x="6.872cm" svg:y="12.561cm">
          <draw:text-box>
            <text:p text:style-name="P3"><text:span text:style-name="T3">:</text:span></text:p>
          </draw:text-box>
        </draw:frame>
        <draw:frame draw:style-name="gr3" draw:text-style-name="P4" draw:layer="layout" svg:width="0.418cm" svg:height="0.418cm" svg:x="6.872cm" svg:y="12.535cm">
          <draw:text-box>
            <text:p text:style-name="P3"><text:span text:style-name="T6">:</text:span></text:p>
          </draw:text-box>
        </draw:frame>
        <draw:frame draw:style-name="gr3" draw:text-style-name="P4" draw:layer="layout" svg:width="0.418cm" svg:height="0.488cm" svg:x="6.988cm" svg:y="12.47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18cm" svg:height="0.488cm" svg:x="6.988cm" svg:y="12.451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0.418cm" svg:height="0.418cm" svg:x="7.198cm" svg:y="12.561cm">
          <draw:text-box>
            <text:p text:style-name="P3"><text:span text:style-name="T3">[</text:span></text:p>
          </draw:text-box>
        </draw:frame>
        <draw:frame draw:style-name="gr3" draw:text-style-name="P4" draw:layer="layout" svg:width="0.418cm" svg:height="0.418cm" svg:x="7.198cm" svg:y="12.535cm">
          <draw:text-box>
            <text:p text:style-name="P3"><text:span text:style-name="T6">[</text:span></text:p>
          </draw:text-box>
        </draw:frame>
        <draw:frame draw:style-name="gr3" draw:text-style-name="P4" draw:layer="layout" svg:width="3.406cm" svg:height="0.488cm" svg:x="7.314cm" svg:y="12.477cm">
          <draw:text-box>
            <text:p text:style-name="P3"><text:span text:style-name="T1">Google adwords</text:span></text:p>
          </draw:text-box>
        </draw:frame>
        <draw:frame draw:style-name="gr3" draw:text-style-name="P4" draw:layer="layout" svg:width="3.406cm" svg:height="0.488cm" svg:x="7.314cm" svg:y="12.451cm">
          <draw:text-box>
            <text:p text:style-name="P3"><text:span text:style-name="T2">Google adwords</text:span></text:p>
          </draw:text-box>
        </draw:frame>
        <draw:frame draw:style-name="gr3" draw:text-style-name="P4" draw:layer="layout" svg:width="0.418cm" svg:height="0.418cm" svg:x="10.249cm" svg:y="12.561cm">
          <draw:text-box>
            <text:p text:style-name="P3"><text:span text:style-name="T3">]</text:span></text:p>
          </draw:text-box>
        </draw:frame>
        <draw:frame draw:style-name="gr3" draw:text-style-name="P4" draw:layer="layout" svg:width="0.418cm" svg:height="0.418cm" svg:x="10.249cm" svg:y="12.535cm">
          <draw:text-box>
            <text:p text:style-name="P3"><text:span text:style-name="T6">]</text:span></text:p>
          </draw:text-box>
        </draw:frame>
        <draw:frame draw:style-name="gr3" draw:text-style-name="P4" draw:layer="layout" svg:width="0.418cm" svg:height="0.488cm" svg:x="10.366cm" svg:y="12.47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18cm" svg:height="0.488cm" svg:x="10.366cm" svg:y="12.451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2.102cm" svg:height="0.488cm" svg:x="0.21cm" svg:y="13.133cm">
          <draw:text-box>
            <text:p text:style-name="P3"><text:span text:style-name="T1"><text:s text:c="16"/></text:span></text:p>
          </draw:text-box>
        </draw:frame>
        <draw:frame draw:style-name="gr3" draw:text-style-name="P4" draw:layer="layout" svg:width="2.102cm" svg:height="0.488cm" svg:x="0.21cm" svg:y="13.106cm">
          <draw:text-box>
            <text:p text:style-name="P3"><text:span text:style-name="T2"><text:s text:c="16"/></text:span></text:p>
          </draw:text-box>
        </draw:frame>
        <draw:frame draw:style-name="gr3" draw:text-style-name="P4" draw:layer="layout" svg:width="2.754cm" svg:height="0.418cm" svg:x="3.564cm" svg:y="13.216cm">
          <draw:text-box>
            <text:p text:style-name="P3"><text:span text:style-name="T3">ExpériencePro</text:span></text:p>
          </draw:text-box>
        </draw:frame>
        <draw:frame draw:style-name="gr3" draw:text-style-name="P4" draw:layer="layout" svg:width="2.754cm" svg:height="0.418cm" svg:x="3.564cm" svg:y="13.19cm">
          <draw:text-box>
            <text:p text:style-name="P3"><text:span text:style-name="T5">ExpériencePro</text:span></text:p>
          </draw:text-box>
        </draw:frame>
        <draw:frame draw:style-name="gr3" draw:text-style-name="P4" draw:layer="layout" svg:width="0.418cm" svg:height="0.418cm" svg:x="6.314cm" svg:y="13.216cm">
          <draw:text-box>
            <text:p text:style-name="P3"><text:span text:style-name="T3">:</text:span></text:p>
          </draw:text-box>
        </draw:frame>
        <draw:frame draw:style-name="gr3" draw:text-style-name="P4" draw:layer="layout" svg:width="0.418cm" svg:height="0.418cm" svg:x="6.314cm" svg:y="13.19cm">
          <draw:text-box>
            <text:p text:style-name="P3"><text:span text:style-name="T6">:</text:span></text:p>
          </draw:text-box>
        </draw:frame>
        <draw:frame draw:style-name="gr3" draw:text-style-name="P4" draw:layer="layout" svg:width="0.418cm" svg:height="0.488cm" svg:x="6.43cm" svg:y="13.133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18cm" svg:height="0.488cm" svg:x="6.43cm" svg:y="13.106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2.627cm" svg:height="0.488cm" svg:x="0.21cm" svg:y="13.788cm">
          <draw:text-box>
            <text:p text:style-name="P3"><text:span text:style-name="T1"><text:s text:c="20"/></text:span></text:p>
          </draw:text-box>
        </draw:frame>
        <draw:frame draw:style-name="gr3" draw:text-style-name="P4" draw:layer="layout" svg:width="2.627cm" svg:height="0.488cm" svg:x="0.21cm" svg:y="13.761cm">
          <draw:text-box>
            <text:p text:style-name="P3"><text:span text:style-name="T2"><text:s text:c="20"/></text:span></text:p>
          </draw:text-box>
        </draw:frame>
        <draw:frame draw:style-name="gr3" draw:text-style-name="P4" draw:layer="layout" svg:width="1.098cm" svg:height="0.418cm" svg:x="4.402cm" svg:y="13.871cm">
          <draw:text-box>
            <text:p text:style-name="P3"><text:span text:style-name="T3">Stage</text:span></text:p>
          </draw:text-box>
        </draw:frame>
        <draw:frame draw:style-name="gr3" draw:text-style-name="P4" draw:layer="layout" svg:width="1.098cm" svg:height="0.418cm" svg:x="4.402cm" svg:y="13.845cm">
          <draw:text-box>
            <text:p text:style-name="P3"><text:span text:style-name="T5">Stage</text:span></text:p>
          </draw:text-box>
        </draw:frame>
        <draw:frame draw:style-name="gr3" draw:text-style-name="P4" draw:layer="layout" svg:width="0.418cm" svg:height="0.418cm" svg:x="5.498cm" svg:y="13.871cm">
          <draw:text-box>
            <text:p text:style-name="P3"><text:span text:style-name="T3">:</text:span></text:p>
          </draw:text-box>
        </draw:frame>
        <draw:frame draw:style-name="gr3" draw:text-style-name="P4" draw:layer="layout" svg:width="0.418cm" svg:height="0.418cm" svg:x="5.498cm" svg:y="13.845cm">
          <draw:text-box>
            <text:p text:style-name="P3"><text:span text:style-name="T6">:</text:span></text:p>
          </draw:text-box>
        </draw:frame>
        <draw:frame draw:style-name="gr3" draw:text-style-name="P4" draw:layer="layout" svg:width="0.418cm" svg:height="0.488cm" svg:x="5.614cm" svg:y="13.788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18cm" svg:height="0.488cm" svg:x="5.614cm" svg:y="13.761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2.889cm" svg:height="0.488cm" svg:x="0.21cm" svg:y="14.443cm">
          <draw:text-box>
            <text:p text:style-name="P3"><text:span text:style-name="T1"><text:s text:c="22"/></text:span></text:p>
          </draw:text-box>
        </draw:frame>
        <draw:frame draw:style-name="gr3" draw:text-style-name="P4" draw:layer="layout" svg:width="2.889cm" svg:height="0.488cm" svg:x="0.21cm" svg:y="14.417cm">
          <draw:text-box>
            <text:p text:style-name="P3"><text:span text:style-name="T2"><text:s text:c="22"/></text:span></text:p>
          </draw:text-box>
        </draw:frame>
        <draw:frame draw:style-name="gr3" draw:text-style-name="P4" draw:layer="layout" svg:width="0.418cm" svg:height="0.418cm" svg:x="4.822cm" svg:y="14.527cm">
          <draw:text-box>
            <text:p text:style-name="P3"><text:span text:style-name="T3">-</text:span></text:p>
          </draw:text-box>
        </draw:frame>
        <draw:frame draw:style-name="gr3" draw:text-style-name="P4" draw:layer="layout" svg:width="0.418cm" svg:height="0.418cm" svg:x="4.822cm" svg:y="14.5cm">
          <draw:text-box>
            <text:p text:style-name="P3"><text:span text:style-name="T6">-</text:span></text:p>
          </draw:text-box>
        </draw:frame>
        <draw:frame draw:style-name="gr3" draw:text-style-name="P4" draw:layer="layout" svg:width="0.418cm" svg:height="0.488cm" svg:x="4.961cm" svg:y="14.443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18cm" svg:height="0.488cm" svg:x="4.961cm" svg:y="14.417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0.933cm" svg:height="0.418cm" svg:x="5.171cm" svg:y="14.527cm">
          <draw:text-box>
            <text:p text:style-name="P3"><text:span text:style-name="T3">2018</text:span></text:p>
          </draw:text-box>
        </draw:frame>
        <draw:frame draw:style-name="gr3" draw:text-style-name="P4" draw:layer="layout" svg:width="0.933cm" svg:height="0.418cm" svg:x="5.171cm" svg:y="14.5cm">
          <draw:text-box>
            <text:p text:style-name="P3"><text:span text:style-name="T5">2018</text:span></text:p>
          </draw:text-box>
        </draw:frame>
        <draw:frame draw:style-name="gr3" draw:text-style-name="P4" draw:layer="layout" svg:width="0.418cm" svg:height="0.418cm" svg:x="6.104cm" svg:y="14.527cm">
          <draw:text-box>
            <text:p text:style-name="P3"><text:span text:style-name="T3">:</text:span></text:p>
          </draw:text-box>
        </draw:frame>
        <draw:frame draw:style-name="gr3" draw:text-style-name="P4" draw:layer="layout" svg:width="0.418cm" svg:height="0.418cm" svg:x="6.104cm" svg:y="14.5cm">
          <draw:text-box>
            <text:p text:style-name="P3"><text:span text:style-name="T6">:</text:span></text:p>
          </draw:text-box>
        </draw:frame>
        <draw:frame draw:style-name="gr3" draw:text-style-name="P4" draw:layer="layout" svg:width="3.029cm" svg:height="0.488cm" svg:x="6.22cm" svg:y="14.443cm">
          <draw:text-box>
            <text:p text:style-name="P3"><text:span text:style-name="T1"><text:s/></text:span><text:span text:style-name="T1">sewan Paris <text:s text:c="2"/></text:span></text:p>
          </draw:text-box>
        </draw:frame>
        <draw:frame draw:style-name="gr3" draw:text-style-name="P4" draw:layer="layout" svg:width="3.029cm" svg:height="0.488cm" svg:x="6.22cm" svg:y="14.417cm">
          <draw:text-box>
            <text:p text:style-name="P3"><text:span text:style-name="T2"><text:s/></text:span><text:span text:style-name="T2">sewan Paris <text:s text:c="2"/></text:span></text:p>
          </draw:text-box>
        </draw:frame>
        <draw:frame draw:style-name="gr3" draw:text-style-name="P4" draw:layer="layout" svg:width="10.166cm" svg:height="0.418cm" svg:x="9.364cm" svg:y="14.527cm">
          <draw:text-box>
            <text:p text:style-name="P3"><text:span text:style-name="T3"># kubernetes, saltStack, glusterfs, scripting python, elk</text:span></text:p>
          </draw:text-box>
        </draw:frame>
        <draw:frame draw:style-name="gr3" draw:text-style-name="P4" draw:layer="layout" svg:width="10.166cm" svg:height="0.418cm" svg:x="9.364cm" svg:y="14.5cm">
          <draw:text-box>
            <text:p text:style-name="P3"><text:span text:style-name="T4"># kubernetes, saltStack, glusterfs, scripting python, elk</text:span></text:p>
          </draw:text-box>
        </draw:frame>
        <draw:frame draw:style-name="gr3" draw:text-style-name="P4" draw:layer="layout" svg:width="0.418cm" svg:height="0.488cm" svg:x="19.479cm" svg:y="14.443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18cm" svg:height="0.488cm" svg:x="19.479cm" svg:y="14.417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1.577cm" svg:height="0.488cm" svg:x="0.21cm" svg:y="15.098cm">
          <draw:text-box>
            <text:p text:style-name="P3"><text:span text:style-name="T1"><text:s text:c="12"/></text:span></text:p>
          </draw:text-box>
        </draw:frame>
        <draw:frame draw:style-name="gr3" draw:text-style-name="P4" draw:layer="layout" svg:width="1.577cm" svg:height="0.488cm" svg:x="0.21cm" svg:y="15.072cm">
          <draw:text-box>
            <text:p text:style-name="P3"><text:span text:style-name="T2"><text:s text:c="12"/></text:span></text:p>
          </draw:text-box>
        </draw:frame>
        <draw:frame draw:style-name="gr3" draw:text-style-name="P4" draw:layer="layout" svg:width="2.589cm" svg:height="0.418cm" svg:x="2.725cm" svg:y="15.182cm">
          <draw:text-box>
            <text:p text:style-name="P3"><text:span text:style-name="T3">Compétences</text:span></text:p>
          </draw:text-box>
        </draw:frame>
        <draw:frame draw:style-name="gr3" draw:text-style-name="P4" draw:layer="layout" svg:width="2.589cm" svg:height="0.418cm" svg:x="2.725cm" svg:y="15.156cm">
          <draw:text-box>
            <text:p text:style-name="P3"><text:span text:style-name="T5">Compétences</text:span></text:p>
          </draw:text-box>
        </draw:frame>
        <draw:frame draw:style-name="gr3" draw:text-style-name="P4" draw:layer="layout" svg:width="0.418cm" svg:height="0.418cm" svg:x="5.312cm" svg:y="15.182cm">
          <draw:text-box>
            <text:p text:style-name="P3"><text:span text:style-name="T3">:</text:span></text:p>
          </draw:text-box>
        </draw:frame>
        <draw:frame draw:style-name="gr3" draw:text-style-name="P4" draw:layer="layout" svg:width="0.418cm" svg:height="0.418cm" svg:x="5.312cm" svg:y="15.156cm">
          <draw:text-box>
            <text:p text:style-name="P3"><text:span text:style-name="T6">:</text:span></text:p>
          </draw:text-box>
        </draw:frame>
        <draw:frame draw:style-name="gr3" draw:text-style-name="P4" draw:layer="layout" svg:width="0.418cm" svg:height="0.488cm" svg:x="5.428cm" svg:y="15.098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18cm" svg:height="0.488cm" svg:x="5.428cm" svg:y="15.072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2.102cm" svg:height="0.488cm" svg:x="0.21cm" svg:y="15.753cm">
          <draw:text-box>
            <text:p text:style-name="P3"><text:span text:style-name="T1"><text:s text:c="16"/></text:span></text:p>
          </draw:text-box>
        </draw:frame>
        <draw:frame draw:style-name="gr3" draw:text-style-name="P4" draw:layer="layout" svg:width="2.102cm" svg:height="0.488cm" svg:x="0.21cm" svg:y="15.727cm">
          <draw:text-box>
            <text:p text:style-name="P3"><text:span text:style-name="T2"><text:s text:c="16"/></text:span></text:p>
          </draw:text-box>
        </draw:frame>
        <draw:frame draw:style-name="gr3" draw:text-style-name="P4" draw:layer="layout" svg:width="0.98cm" svg:height="0.418cm" svg:x="3.564cm" svg:y="15.837cm">
          <draw:text-box>
            <text:p text:style-name="P3"><text:span text:style-name="T3">Front</text:span></text:p>
          </draw:text-box>
        </draw:frame>
        <draw:frame draw:style-name="gr3" draw:text-style-name="P4" draw:layer="layout" svg:width="0.98cm" svg:height="0.418cm" svg:x="3.564cm" svg:y="15.811cm">
          <draw:text-box>
            <text:p text:style-name="P3"><text:span text:style-name="T5">Front</text:span></text:p>
          </draw:text-box>
        </draw:frame>
        <draw:frame draw:style-name="gr3" draw:text-style-name="P4" draw:layer="layout" svg:width="0.418cm" svg:height="0.418cm" svg:x="4.542cm" svg:y="15.837cm">
          <draw:text-box>
            <text:p text:style-name="P3"><text:span text:style-name="T3">:</text:span></text:p>
          </draw:text-box>
        </draw:frame>
        <draw:frame draw:style-name="gr3" draw:text-style-name="P4" draw:layer="layout" svg:width="0.418cm" svg:height="0.418cm" svg:x="4.542cm" svg:y="15.811cm">
          <draw:text-box>
            <text:p text:style-name="P3"><text:span text:style-name="T6">:</text:span></text:p>
          </draw:text-box>
        </draw:frame>
        <draw:frame draw:style-name="gr3" draw:text-style-name="P4" draw:layer="layout" svg:width="0.418cm" svg:height="0.488cm" svg:x="4.659cm" svg:y="15.753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18cm" svg:height="0.488cm" svg:x="4.659cm" svg:y="15.727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2.627cm" svg:height="0.488cm" svg:x="0.21cm" svg:y="16.408cm">
          <draw:text-box>
            <text:p text:style-name="P3"><text:span text:style-name="T1"><text:s text:c="20"/></text:span></text:p>
          </draw:text-box>
        </draw:frame>
        <draw:frame draw:style-name="gr3" draw:text-style-name="P4" draw:layer="layout" svg:width="2.627cm" svg:height="0.488cm" svg:x="0.21cm" svg:y="16.382cm">
          <draw:text-box>
            <text:p text:style-name="P3"><text:span text:style-name="T2"><text:s text:c="20"/></text:span></text:p>
          </draw:text-box>
        </draw:frame>
        <draw:frame draw:style-name="gr3" draw:text-style-name="P4" draw:layer="layout" svg:width="0.418cm" svg:height="0.418cm" svg:x="4.402cm" svg:y="16.492cm">
          <draw:text-box>
            <text:p text:style-name="P3"><text:span text:style-name="T3">-</text:span></text:p>
          </draw:text-box>
        </draw:frame>
        <draw:frame draw:style-name="gr3" draw:text-style-name="P4" draw:layer="layout" svg:width="0.418cm" svg:height="0.418cm" svg:x="4.402cm" svg:y="16.466cm">
          <draw:text-box>
            <text:p text:style-name="P3"><text:span text:style-name="T6">-</text:span></text:p>
          </draw:text-box>
        </draw:frame>
        <draw:frame draw:style-name="gr3" draw:text-style-name="P4" draw:layer="layout" svg:width="0.418cm" svg:height="0.488cm" svg:x="4.542cm" svg:y="16.408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18cm" svg:height="0.488cm" svg:x="4.542cm" svg:y="16.382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0.768cm" svg:height="0.418cm" svg:x="4.752cm" svg:y="16.492cm">
          <draw:text-box>
            <text:p text:style-name="P3"><text:span text:style-name="T3">web</text:span></text:p>
          </draw:text-box>
        </draw:frame>
        <draw:frame draw:style-name="gr3" draw:text-style-name="P4" draw:layer="layout" svg:width="0.768cm" svg:height="0.418cm" svg:x="4.752cm" svg:y="16.466cm">
          <draw:text-box>
            <text:p text:style-name="P3"><text:span text:style-name="T5">web</text:span></text:p>
          </draw:text-box>
        </draw:frame>
        <draw:frame draw:style-name="gr3" draw:text-style-name="P4" draw:layer="layout" svg:width="0.418cm" svg:height="0.418cm" svg:x="5.521cm" svg:y="16.492cm">
          <draw:text-box>
            <text:p text:style-name="P3"><text:span text:style-name="T3">:</text:span></text:p>
          </draw:text-box>
        </draw:frame>
        <draw:frame draw:style-name="gr3" draw:text-style-name="P4" draw:layer="layout" svg:width="0.418cm" svg:height="0.418cm" svg:x="5.521cm" svg:y="16.466cm">
          <draw:text-box>
            <text:p text:style-name="P3"><text:span text:style-name="T6">:</text:span></text:p>
          </draw:text-box>
        </draw:frame>
        <draw:frame draw:style-name="gr3" draw:text-style-name="P4" draw:layer="layout" svg:width="1.327cm" svg:height="0.488cm" svg:x="5.637cm" svg:y="16.408cm">
          <draw:text-box>
            <text:p text:style-name="P3"><text:span text:style-name="T1"><text:s/></text:span><text:span text:style-name="T1">70% <text:s/></text:span></text:p>
          </draw:text-box>
        </draw:frame>
        <draw:frame draw:style-name="gr3" draw:text-style-name="P4" draw:layer="layout" svg:width="1.327cm" svg:height="0.488cm" svg:x="5.637cm" svg:y="16.382cm">
          <draw:text-box>
            <text:p text:style-name="P3"><text:span text:style-name="T2"><text:s/></text:span><text:span text:style-name="T2">70% <text:s/></text:span></text:p>
          </draw:text-box>
        </draw:frame>
        <draw:frame draw:style-name="gr3" draw:text-style-name="P4" draw:layer="layout" svg:width="3.723cm" svg:height="0.418cm" svg:x="6.895cm" svg:y="16.492cm">
          <draw:text-box>
            <text:p text:style-name="P3"><text:span text:style-name="T3"># jQuery, css, html5</text:span></text:p>
          </draw:text-box>
        </draw:frame>
        <draw:frame draw:style-name="gr3" draw:text-style-name="P4" draw:layer="layout" svg:width="3.723cm" svg:height="0.418cm" svg:x="6.895cm" svg:y="16.466cm">
          <draw:text-box>
            <text:p text:style-name="P3"><text:span text:style-name="T4"># jQuery, css, html5</text:span></text:p>
          </draw:text-box>
        </draw:frame>
        <draw:frame draw:style-name="gr3" draw:text-style-name="P4" draw:layer="layout" svg:width="0.418cm" svg:height="0.488cm" svg:x="10.568cm" svg:y="16.408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18cm" svg:height="0.488cm" svg:x="10.568cm" svg:y="16.382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2.627cm" svg:height="0.488cm" svg:x="0.21cm" svg:y="17.063cm">
          <draw:text-box>
            <text:p text:style-name="P3"><text:span text:style-name="T1"><text:s text:c="20"/></text:span></text:p>
          </draw:text-box>
        </draw:frame>
        <draw:frame draw:style-name="gr3" draw:text-style-name="P4" draw:layer="layout" svg:width="2.627cm" svg:height="0.488cm" svg:x="0.21cm" svg:y="17.037cm">
          <draw:text-box>
            <text:p text:style-name="P3"><text:span text:style-name="T2"><text:s text:c="20"/></text:span></text:p>
          </draw:text-box>
        </draw:frame>
        <draw:frame draw:style-name="gr3" draw:text-style-name="P4" draw:layer="layout" svg:width="0.418cm" svg:height="0.418cm" svg:x="4.402cm" svg:y="17.147cm">
          <draw:text-box>
            <text:p text:style-name="P3"><text:span text:style-name="T3">-</text:span></text:p>
          </draw:text-box>
        </draw:frame>
        <draw:frame draw:style-name="gr3" draw:text-style-name="P4" draw:layer="layout" svg:width="0.418cm" svg:height="0.418cm" svg:x="4.402cm" svg:y="17.121cm">
          <draw:text-box>
            <text:p text:style-name="P3"><text:span text:style-name="T6">-</text:span></text:p>
          </draw:text-box>
        </draw:frame>
        <draw:frame draw:style-name="gr3" draw:text-style-name="P4" draw:layer="layout" svg:width="0.418cm" svg:height="0.488cm" svg:x="4.542cm" svg:y="17.063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18cm" svg:height="0.488cm" svg:x="4.542cm" svg:y="17.037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0.887cm" svg:height="0.418cm" svg:x="4.752cm" svg:y="17.147cm">
          <draw:text-box>
            <text:p text:style-name="P3"><text:span text:style-name="T3">SEO</text:span></text:p>
          </draw:text-box>
        </draw:frame>
        <draw:frame draw:style-name="gr3" draw:text-style-name="P4" draw:layer="layout" svg:width="0.887cm" svg:height="0.418cm" svg:x="4.752cm" svg:y="17.121cm">
          <draw:text-box>
            <text:p text:style-name="P3"><text:span text:style-name="T5">SEO</text:span></text:p>
          </draw:text-box>
        </draw:frame>
        <draw:frame draw:style-name="gr3" draw:text-style-name="P4" draw:layer="layout" svg:width="0.418cm" svg:height="0.418cm" svg:x="5.637cm" svg:y="17.147cm">
          <draw:text-box>
            <text:p text:style-name="P3"><text:span text:style-name="T3">:</text:span></text:p>
          </draw:text-box>
        </draw:frame>
        <draw:frame draw:style-name="gr3" draw:text-style-name="P4" draw:layer="layout" svg:width="0.418cm" svg:height="0.418cm" svg:x="5.637cm" svg:y="17.121cm">
          <draw:text-box>
            <text:p text:style-name="P3"><text:span text:style-name="T6">:</text:span></text:p>
          </draw:text-box>
        </draw:frame>
        <draw:frame draw:style-name="gr3" draw:text-style-name="P4" draw:layer="layout" svg:width="1.064cm" svg:height="0.488cm" svg:x="5.753cm" svg:y="17.063cm">
          <draw:text-box>
            <text:p text:style-name="P3"><text:span text:style-name="T1"><text:s/></text:span><text:span text:style-name="T1">67%</text:span></text:p>
          </draw:text-box>
        </draw:frame>
        <draw:frame draw:style-name="gr3" draw:text-style-name="P4" draw:layer="layout" svg:width="1.064cm" svg:height="0.488cm" svg:x="5.753cm" svg:y="17.037cm">
          <draw:text-box>
            <text:p text:style-name="P3"><text:span text:style-name="T2"><text:s/></text:span><text:span text:style-name="T2">67%</text:span></text:p>
          </draw:text-box>
        </draw:frame>
        <draw:frame draw:style-name="gr3" draw:text-style-name="P4" draw:layer="layout" svg:width="0.418cm" svg:height="0.488cm" svg:x="6.592cm" svg:y="17.063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18cm" svg:height="0.488cm" svg:x="6.592cm" svg:y="17.037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2.102cm" svg:height="0.488cm" svg:x="0.21cm" svg:y="17.718cm">
          <draw:text-box>
            <text:p text:style-name="P3"><text:span text:style-name="T1"><text:s text:c="16"/></text:span></text:p>
          </draw:text-box>
        </draw:frame>
        <draw:frame draw:style-name="gr3" draw:text-style-name="P4" draw:layer="layout" svg:width="2.102cm" svg:height="0.488cm" svg:x="0.21cm" svg:y="17.692cm">
          <draw:text-box>
            <text:p text:style-name="P3"><text:span text:style-name="T2"><text:s text:c="16"/></text:span></text:p>
          </draw:text-box>
        </draw:frame>
        <draw:frame draw:style-name="gr3" draw:text-style-name="P4" draw:layer="layout" svg:width="0.938cm" svg:height="0.418cm" svg:x="3.564cm" svg:y="17.802cm">
          <draw:text-box>
            <text:p text:style-name="P3"><text:span text:style-name="T3">Back</text:span></text:p>
          </draw:text-box>
        </draw:frame>
        <draw:frame draw:style-name="gr3" draw:text-style-name="P4" draw:layer="layout" svg:width="0.938cm" svg:height="0.418cm" svg:x="3.564cm" svg:y="17.776cm">
          <draw:text-box>
            <text:p text:style-name="P3"><text:span text:style-name="T5">Back</text:span></text:p>
          </draw:text-box>
        </draw:frame>
        <draw:frame draw:style-name="gr3" draw:text-style-name="P4" draw:layer="layout" svg:width="0.418cm" svg:height="0.418cm" svg:x="4.496cm" svg:y="17.802cm">
          <draw:text-box>
            <text:p text:style-name="P3"><text:span text:style-name="T3">:</text:span></text:p>
          </draw:text-box>
        </draw:frame>
        <draw:frame draw:style-name="gr3" draw:text-style-name="P4" draw:layer="layout" svg:width="0.418cm" svg:height="0.418cm" svg:x="4.496cm" svg:y="17.776cm">
          <draw:text-box>
            <text:p text:style-name="P3"><text:span text:style-name="T6">:</text:span></text:p>
          </draw:text-box>
        </draw:frame>
        <draw:frame draw:style-name="gr3" draw:text-style-name="P4" draw:layer="layout" svg:width="0.418cm" svg:height="0.488cm" svg:x="4.612cm" svg:y="17.718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18cm" svg:height="0.488cm" svg:x="4.612cm" svg:y="17.692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2.364cm" svg:height="0.488cm" svg:x="0.21cm" svg:y="18.373cm">
          <draw:text-box>
            <text:p text:style-name="P3"><text:span text:style-name="T1"><text:s text:c="18"/></text:span></text:p>
          </draw:text-box>
        </draw:frame>
        <draw:frame draw:style-name="gr3" draw:text-style-name="P4" draw:layer="layout" svg:width="2.364cm" svg:height="0.488cm" svg:x="0.21cm" svg:y="18.347cm">
          <draw:text-box>
            <text:p text:style-name="P3"><text:span text:style-name="T2"><text:s text:c="18"/></text:span></text:p>
          </draw:text-box>
        </draw:frame>
        <draw:frame draw:style-name="gr3" draw:text-style-name="P4" draw:layer="layout" svg:width="0.418cm" svg:height="0.418cm" svg:x="3.983cm" svg:y="18.457cm">
          <draw:text-box>
            <text:p text:style-name="P3"><text:span text:style-name="T3">-</text:span></text:p>
          </draw:text-box>
        </draw:frame>
        <draw:frame draw:style-name="gr3" draw:text-style-name="P4" draw:layer="layout" svg:width="0.418cm" svg:height="0.418cm" svg:x="3.983cm" svg:y="18.431cm">
          <draw:text-box>
            <text:p text:style-name="P3"><text:span text:style-name="T6">-</text:span></text:p>
          </draw:text-box>
        </draw:frame>
        <draw:frame draw:style-name="gr3" draw:text-style-name="P4" draw:layer="layout" svg:width="0.418cm" svg:height="0.488cm" svg:x="4.123cm" svg:y="18.373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18cm" svg:height="0.488cm" svg:x="4.123cm" svg:y="18.347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2.783cm" svg:height="0.418cm" svg:x="4.332cm" svg:y="18.457cm">
          <draw:text-box>
            <text:p text:style-name="P3"><text:span text:style-name="T3">nodeJs/Python</text:span></text:p>
          </draw:text-box>
        </draw:frame>
        <draw:frame draw:style-name="gr3" draw:text-style-name="P4" draw:layer="layout" svg:width="2.783cm" svg:height="0.418cm" svg:x="4.332cm" svg:y="18.431cm">
          <draw:text-box>
            <text:p text:style-name="P3"><text:span text:style-name="T5">nodeJs/Python</text:span></text:p>
          </draw:text-box>
        </draw:frame>
        <draw:frame draw:style-name="gr3" draw:text-style-name="P4" draw:layer="layout" svg:width="0.418cm" svg:height="0.418cm" svg:x="7.106cm" svg:y="18.457cm">
          <draw:text-box>
            <text:p text:style-name="P3"><text:span text:style-name="T3">:</text:span></text:p>
          </draw:text-box>
        </draw:frame>
        <draw:frame draw:style-name="gr3" draw:text-style-name="P4" draw:layer="layout" svg:width="0.418cm" svg:height="0.418cm" svg:x="7.106cm" svg:y="18.431cm">
          <draw:text-box>
            <text:p text:style-name="P3"><text:span text:style-name="T6">:</text:span></text:p>
          </draw:text-box>
        </draw:frame>
        <draw:frame draw:style-name="gr3" draw:text-style-name="P4" draw:layer="layout" svg:width="1.064cm" svg:height="0.488cm" svg:x="7.222cm" svg:y="18.373cm">
          <draw:text-box>
            <text:p text:style-name="P3"><text:span text:style-name="T1"><text:s/></text:span><text:span text:style-name="T1">30%</text:span></text:p>
          </draw:text-box>
        </draw:frame>
        <draw:frame draw:style-name="gr3" draw:text-style-name="P4" draw:layer="layout" svg:width="1.064cm" svg:height="0.488cm" svg:x="7.222cm" svg:y="18.347cm">
          <draw:text-box>
            <text:p text:style-name="P3"><text:span text:style-name="T2"><text:s/></text:span><text:span text:style-name="T2">30%</text:span></text:p>
          </draw:text-box>
        </draw:frame>
        <draw:frame draw:style-name="gr3" draw:text-style-name="P4" draw:layer="layout" svg:width="0.418cm" svg:height="0.488cm" svg:x="8.061cm" svg:y="18.373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18cm" svg:height="0.488cm" svg:x="8.061cm" svg:y="18.347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2.364cm" svg:height="0.488cm" svg:x="0.21cm" svg:y="19.029cm">
          <draw:text-box>
            <text:p text:style-name="P3"><text:span text:style-name="T1"><text:s text:c="18"/></text:span></text:p>
          </draw:text-box>
        </draw:frame>
        <draw:frame draw:style-name="gr3" draw:text-style-name="P4" draw:layer="layout" svg:width="2.364cm" svg:height="0.488cm" svg:x="0.21cm" svg:y="19.002cm">
          <draw:text-box>
            <text:p text:style-name="P3"><text:span text:style-name="T2"><text:s text:c="18"/></text:span></text:p>
          </draw:text-box>
        </draw:frame>
        <draw:frame draw:style-name="gr3" draw:text-style-name="P4" draw:layer="layout" svg:width="0.418cm" svg:height="0.418cm" svg:x="3.983cm" svg:y="19.112cm">
          <draw:text-box>
            <text:p text:style-name="P3"><text:span text:style-name="T3">-</text:span></text:p>
          </draw:text-box>
        </draw:frame>
        <draw:frame draw:style-name="gr3" draw:text-style-name="P4" draw:layer="layout" svg:width="0.418cm" svg:height="0.418cm" svg:x="3.983cm" svg:y="19.086cm">
          <draw:text-box>
            <text:p text:style-name="P3"><text:span text:style-name="T6">-</text:span></text:p>
          </draw:text-box>
        </draw:frame>
        <draw:frame draw:style-name="gr3" draw:text-style-name="P4" draw:layer="layout" svg:width="0.418cm" svg:height="0.488cm" svg:x="4.123cm" svg:y="19.029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18cm" svg:height="0.488cm" svg:x="4.123cm" svg:y="19.002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0.772cm" svg:height="0.418cm" svg:x="4.332cm" svg:y="19.112cm">
          <draw:text-box>
            <text:p text:style-name="P3"><text:span text:style-name="T3">java</text:span></text:p>
          </draw:text-box>
        </draw:frame>
        <draw:frame draw:style-name="gr3" draw:text-style-name="P4" draw:layer="layout" svg:width="0.772cm" svg:height="0.418cm" svg:x="4.332cm" svg:y="19.086cm">
          <draw:text-box>
            <text:p text:style-name="P3"><text:span text:style-name="T5">java</text:span></text:p>
          </draw:text-box>
        </draw:frame>
        <draw:frame draw:style-name="gr3" draw:text-style-name="P4" draw:layer="layout" svg:width="0.418cm" svg:height="0.418cm" svg:x="5.101cm" svg:y="19.112cm">
          <draw:text-box>
            <text:p text:style-name="P3"><text:span text:style-name="T3">:</text:span></text:p>
          </draw:text-box>
        </draw:frame>
        <draw:frame draw:style-name="gr3" draw:text-style-name="P4" draw:layer="layout" svg:width="0.418cm" svg:height="0.418cm" svg:x="5.101cm" svg:y="19.086cm">
          <draw:text-box>
            <text:p text:style-name="P3"><text:span text:style-name="T6">:</text:span></text:p>
          </draw:text-box>
        </draw:frame>
        <draw:frame draw:style-name="gr3" draw:text-style-name="P4" draw:layer="layout" svg:width="1.064cm" svg:height="0.488cm" svg:x="5.218cm" svg:y="19.029cm">
          <draw:text-box>
            <text:p text:style-name="P3"><text:span text:style-name="T1"><text:s/></text:span><text:span text:style-name="T1">20%</text:span></text:p>
          </draw:text-box>
        </draw:frame>
        <draw:frame draw:style-name="gr3" draw:text-style-name="P4" draw:layer="layout" svg:width="1.064cm" svg:height="0.488cm" svg:x="5.218cm" svg:y="19.002cm">
          <draw:text-box>
            <text:p text:style-name="P3"><text:span text:style-name="T2"><text:s/></text:span><text:span text:style-name="T2">20%</text:span></text:p>
          </draw:text-box>
        </draw:frame>
        <draw:frame draw:style-name="gr3" draw:text-style-name="P4" draw:layer="layout" svg:width="0.418cm" svg:height="0.488cm" svg:x="6.056cm" svg:y="19.029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18cm" svg:height="0.488cm" svg:x="6.056cm" svg:y="19.002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2.364cm" svg:height="0.488cm" svg:x="0.21cm" svg:y="19.684cm">
          <draw:text-box>
            <text:p text:style-name="P3"><text:span text:style-name="T1"><text:s text:c="18"/></text:span></text:p>
          </draw:text-box>
        </draw:frame>
        <draw:frame draw:style-name="gr3" draw:text-style-name="P4" draw:layer="layout" svg:width="2.364cm" svg:height="0.488cm" svg:x="0.21cm" svg:y="19.657cm">
          <draw:text-box>
            <text:p text:style-name="P3"><text:span text:style-name="T2"><text:s text:c="18"/></text:span></text:p>
          </draw:text-box>
        </draw:frame>
        <draw:frame draw:style-name="gr3" draw:text-style-name="P4" draw:layer="layout" svg:width="0.418cm" svg:height="0.418cm" svg:x="3.983cm" svg:y="19.768cm">
          <draw:text-box>
            <text:p text:style-name="P3"><text:span text:style-name="T3">-</text:span></text:p>
          </draw:text-box>
        </draw:frame>
        <draw:frame draw:style-name="gr3" draw:text-style-name="P4" draw:layer="layout" svg:width="0.418cm" svg:height="0.418cm" svg:x="3.983cm" svg:y="19.741cm">
          <draw:text-box>
            <text:p text:style-name="P3"><text:span text:style-name="T6">-</text:span></text:p>
          </draw:text-box>
        </draw:frame>
        <draw:frame draw:style-name="gr3" draw:text-style-name="P4" draw:layer="layout" svg:width="0.418cm" svg:height="0.488cm" svg:x="4.123cm" svg:y="19.684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18cm" svg:height="0.488cm" svg:x="4.123cm" svg:y="19.657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0.701cm" svg:height="0.418cm" svg:x="4.332cm" svg:y="19.768cm">
          <draw:text-box>
            <text:p text:style-name="P3"><text:span text:style-name="T3">php</text:span></text:p>
          </draw:text-box>
        </draw:frame>
        <draw:frame draw:style-name="gr3" draw:text-style-name="P4" draw:layer="layout" svg:width="0.701cm" svg:height="0.418cm" svg:x="4.332cm" svg:y="19.741cm">
          <draw:text-box>
            <text:p text:style-name="P3"><text:span text:style-name="T5">php</text:span></text:p>
          </draw:text-box>
        </draw:frame>
        <draw:frame draw:style-name="gr3" draw:text-style-name="P4" draw:layer="layout" svg:width="0.418cm" svg:height="0.418cm" svg:x="5.032cm" svg:y="19.768cm">
          <draw:text-box>
            <text:p text:style-name="P3"><text:span text:style-name="T3">:</text:span></text:p>
          </draw:text-box>
        </draw:frame>
        <draw:frame draw:style-name="gr3" draw:text-style-name="P4" draw:layer="layout" svg:width="0.418cm" svg:height="0.418cm" svg:x="5.032cm" svg:y="19.741cm">
          <draw:text-box>
            <text:p text:style-name="P3"><text:span text:style-name="T6">:</text:span></text:p>
          </draw:text-box>
        </draw:frame>
        <draw:frame draw:style-name="gr3" draw:text-style-name="P4" draw:layer="layout" svg:width="1.064cm" svg:height="0.488cm" svg:x="5.148cm" svg:y="19.684cm">
          <draw:text-box>
            <text:p text:style-name="P3"><text:span text:style-name="T1"><text:s/></text:span><text:span text:style-name="T1">10%</text:span></text:p>
          </draw:text-box>
        </draw:frame>
        <draw:frame draw:style-name="gr3" draw:text-style-name="P4" draw:layer="layout" svg:width="1.064cm" svg:height="0.488cm" svg:x="5.148cm" svg:y="19.657cm">
          <draw:text-box>
            <text:p text:style-name="P3"><text:span text:style-name="T2"><text:s/></text:span><text:span text:style-name="T2">10%</text:span></text:p>
          </draw:text-box>
        </draw:frame>
        <draw:frame draw:style-name="gr3" draw:text-style-name="P4" draw:layer="layout" svg:width="0.418cm" svg:height="0.488cm" svg:x="5.987cm" svg:y="19.684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18cm" svg:height="0.488cm" svg:x="5.987cm" svg:y="19.657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2.364cm" svg:height="0.488cm" svg:x="0.21cm" svg:y="20.339cm">
          <draw:text-box>
            <text:p text:style-name="P3"><text:span text:style-name="T1"><text:s text:c="18"/></text:span></text:p>
          </draw:text-box>
        </draw:frame>
        <draw:frame draw:style-name="gr3" draw:text-style-name="P4" draw:layer="layout" svg:width="2.364cm" svg:height="0.488cm" svg:x="0.21cm" svg:y="20.313cm">
          <draw:text-box>
            <text:p text:style-name="P3"><text:span text:style-name="T2"><text:s text:c="18"/></text:span></text:p>
          </draw:text-box>
        </draw:frame>
        <draw:frame draw:style-name="gr3" draw:text-style-name="P4" draw:layer="layout" svg:width="0.418cm" svg:height="0.418cm" svg:x="3.983cm" svg:y="20.423cm">
          <draw:text-box>
            <text:p text:style-name="P3"><text:span text:style-name="T3">-</text:span></text:p>
          </draw:text-box>
        </draw:frame>
        <draw:frame draw:style-name="gr3" draw:text-style-name="P4" draw:layer="layout" svg:width="0.418cm" svg:height="0.418cm" svg:x="3.983cm" svg:y="20.396cm">
          <draw:text-box>
            <text:p text:style-name="P3"><text:span text:style-name="T6">-</text:span></text:p>
          </draw:text-box>
        </draw:frame>
        <draw:frame draw:style-name="gr3" draw:text-style-name="P4" draw:layer="layout" svg:width="0.418cm" svg:height="0.488cm" svg:x="4.123cm" svg:y="20.339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18cm" svg:height="0.488cm" svg:x="4.123cm" svg:y="20.313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0.701cm" svg:height="0.418cm" svg:x="4.332cm" svg:y="20.423cm">
          <draw:text-box>
            <text:p text:style-name="P3"><text:span text:style-name="T3">SQl</text:span></text:p>
          </draw:text-box>
        </draw:frame>
        <draw:frame draw:style-name="gr3" draw:text-style-name="P4" draw:layer="layout" svg:width="0.701cm" svg:height="0.418cm" svg:x="4.332cm" svg:y="20.396cm">
          <draw:text-box>
            <text:p text:style-name="P3"><text:span text:style-name="T5">SQl</text:span></text:p>
          </draw:text-box>
        </draw:frame>
        <draw:frame draw:style-name="gr3" draw:text-style-name="P4" draw:layer="layout" svg:width="0.418cm" svg:height="0.418cm" svg:x="5.031cm" svg:y="20.423cm">
          <draw:text-box>
            <text:p text:style-name="P3"><text:span text:style-name="T3">:</text:span></text:p>
          </draw:text-box>
        </draw:frame>
        <draw:frame draw:style-name="gr3" draw:text-style-name="P4" draw:layer="layout" svg:width="0.418cm" svg:height="0.418cm" svg:x="5.031cm" svg:y="20.396cm">
          <draw:text-box>
            <text:p text:style-name="P3"><text:span text:style-name="T6">:</text:span></text:p>
          </draw:text-box>
        </draw:frame>
        <draw:frame draw:style-name="gr3" draw:text-style-name="P4" draw:layer="layout" svg:width="1.064cm" svg:height="0.488cm" svg:x="5.148cm" svg:y="20.339cm">
          <draw:text-box>
            <text:p text:style-name="P3"><text:span text:style-name="T1"><text:s/></text:span><text:span text:style-name="T1">30%</text:span></text:p>
          </draw:text-box>
        </draw:frame>
        <draw:frame draw:style-name="gr3" draw:text-style-name="P4" draw:layer="layout" svg:width="1.064cm" svg:height="0.488cm" svg:x="5.148cm" svg:y="20.313cm">
          <draw:text-box>
            <text:p text:style-name="P3"><text:span text:style-name="T2"><text:s/></text:span><text:span text:style-name="T2">30%</text:span></text:p>
          </draw:text-box>
        </draw:frame>
        <draw:frame draw:style-name="gr3" draw:text-style-name="P4" draw:layer="layout" svg:width="0.418cm" svg:height="0.488cm" svg:x="5.986cm" svg:y="20.339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18cm" svg:height="0.488cm" svg:x="5.986cm" svg:y="20.313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2.102cm" svg:height="0.488cm" svg:x="0.21cm" svg:y="20.994cm">
          <draw:text-box>
            <text:p text:style-name="P3"><text:span text:style-name="T1"><text:s text:c="16"/></text:span></text:p>
          </draw:text-box>
        </draw:frame>
        <draw:frame draw:style-name="gr3" draw:text-style-name="P4" draw:layer="layout" svg:width="2.102cm" svg:height="0.488cm" svg:x="0.21cm" svg:y="20.968cm">
          <draw:text-box>
            <text:p text:style-name="P3"><text:span text:style-name="T2"><text:s text:c="16"/></text:span></text:p>
          </draw:text-box>
        </draw:frame>
        <draw:frame draw:style-name="gr3" draw:text-style-name="P4" draw:layer="layout" svg:width="1.636cm" svg:height="0.418cm" svg:x="3.564cm" svg:y="21.078cm">
          <draw:text-box>
            <text:p text:style-name="P3"><text:span text:style-name="T3">Systeme</text:span></text:p>
          </draw:text-box>
        </draw:frame>
        <draw:frame draw:style-name="gr3" draw:text-style-name="P4" draw:layer="layout" svg:width="1.636cm" svg:height="0.418cm" svg:x="3.564cm" svg:y="21.052cm">
          <draw:text-box>
            <text:p text:style-name="P3"><text:span text:style-name="T5">Systeme</text:span></text:p>
          </draw:text-box>
        </draw:frame>
        <draw:frame draw:style-name="gr3" draw:text-style-name="P4" draw:layer="layout" svg:width="0.418cm" svg:height="0.418cm" svg:x="5.195cm" svg:y="21.078cm">
          <draw:text-box>
            <text:p text:style-name="P3"><text:span text:style-name="T3">:</text:span></text:p>
          </draw:text-box>
        </draw:frame>
        <draw:frame draw:style-name="gr3" draw:text-style-name="P4" draw:layer="layout" svg:width="0.418cm" svg:height="0.418cm" svg:x="5.195cm" svg:y="21.052cm">
          <draw:text-box>
            <text:p text:style-name="P3"><text:span text:style-name="T6">:</text:span></text:p>
          </draw:text-box>
        </draw:frame>
        <draw:frame draw:style-name="gr3" draw:text-style-name="P4" draw:layer="layout" svg:width="0.418cm" svg:height="0.488cm" svg:x="5.311cm" svg:y="20.994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18cm" svg:height="0.488cm" svg:x="5.311cm" svg:y="20.968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2.364cm" svg:height="0.488cm" svg:x="0.21cm" svg:y="21.649cm">
          <draw:text-box>
            <text:p text:style-name="P3"><text:span text:style-name="T1"><text:s text:c="18"/></text:span></text:p>
          </draw:text-box>
        </draw:frame>
        <draw:frame draw:style-name="gr3" draw:text-style-name="P4" draw:layer="layout" svg:width="2.364cm" svg:height="0.488cm" svg:x="0.21cm" svg:y="21.623cm">
          <draw:text-box>
            <text:p text:style-name="P3"><text:span text:style-name="T2"><text:s text:c="18"/></text:span></text:p>
          </draw:text-box>
        </draw:frame>
        <draw:frame draw:style-name="gr3" draw:text-style-name="P4" draw:layer="layout" svg:width="0.418cm" svg:height="0.418cm" svg:x="3.983cm" svg:y="21.733cm">
          <draw:text-box>
            <text:p text:style-name="P3"><text:span text:style-name="T3">-</text:span></text:p>
          </draw:text-box>
        </draw:frame>
        <draw:frame draw:style-name="gr3" draw:text-style-name="P4" draw:layer="layout" svg:width="0.418cm" svg:height="0.418cm" svg:x="3.983cm" svg:y="21.707cm">
          <draw:text-box>
            <text:p text:style-name="P3"><text:span text:style-name="T6">-</text:span></text:p>
          </draw:text-box>
        </draw:frame>
        <draw:frame draw:style-name="gr3" draw:text-style-name="P4" draw:layer="layout" svg:width="0.418cm" svg:height="0.488cm" svg:x="4.123cm" svg:y="21.649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18cm" svg:height="0.488cm" svg:x="4.123cm" svg:y="21.623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0.866cm" svg:height="0.418cm" svg:x="4.332cm" svg:y="21.733cm">
          <draw:text-box>
            <text:p text:style-name="P3"><text:span text:style-name="T3">linux</text:span></text:p>
          </draw:text-box>
        </draw:frame>
        <draw:frame draw:style-name="gr3" draw:text-style-name="P4" draw:layer="layout" svg:width="0.866cm" svg:height="0.418cm" svg:x="4.332cm" svg:y="21.707cm">
          <draw:text-box>
            <text:p text:style-name="P3"><text:span text:style-name="T5">linux</text:span></text:p>
          </draw:text-box>
        </draw:frame>
        <draw:frame draw:style-name="gr3" draw:text-style-name="P4" draw:layer="layout" svg:width="0.418cm" svg:height="0.418cm" svg:x="5.195cm" svg:y="21.733cm">
          <draw:text-box>
            <text:p text:style-name="P3"><text:span text:style-name="T3">:</text:span></text:p>
          </draw:text-box>
        </draw:frame>
        <draw:frame draw:style-name="gr3" draw:text-style-name="P4" draw:layer="layout" svg:width="0.418cm" svg:height="0.418cm" svg:x="5.195cm" svg:y="21.707cm">
          <draw:text-box>
            <text:p text:style-name="P3"><text:span text:style-name="T6">:</text:span></text:p>
          </draw:text-box>
        </draw:frame>
        <draw:frame draw:style-name="gr3" draw:text-style-name="P4" draw:layer="layout" svg:width="1.327cm" svg:height="0.488cm" svg:x="5.311cm" svg:y="21.649cm">
          <draw:text-box>
            <text:p text:style-name="P3"><text:span text:style-name="T1"><text:s/></text:span><text:span text:style-name="T1">60% <text:s/></text:span></text:p>
          </draw:text-box>
        </draw:frame>
        <draw:frame draw:style-name="gr3" draw:text-style-name="P4" draw:layer="layout" svg:width="1.327cm" svg:height="0.488cm" svg:x="5.311cm" svg:y="21.623cm">
          <draw:text-box>
            <text:p text:style-name="P3"><text:span text:style-name="T2"><text:s/></text:span><text:span text:style-name="T2">60% <text:s/></text:span></text:p>
          </draw:text-box>
        </draw:frame>
        <draw:frame draw:style-name="gr3" draw:text-style-name="P4" draw:layer="layout" svg:width="9.823cm" svg:height="0.418cm" svg:x="6.569cm" svg:y="21.733cm">
          <draw:text-box>
            <text:p text:style-name="P3"><text:span text:style-name="T3"># debian, centos, ubuntu, archlinux, linuxfromscratch</text:span></text:p>
          </draw:text-box>
        </draw:frame>
        <draw:frame draw:style-name="gr3" draw:text-style-name="P4" draw:layer="layout" svg:width="9.823cm" svg:height="0.418cm" svg:x="6.569cm" svg:y="21.707cm">
          <draw:text-box>
            <text:p text:style-name="P3"><text:span text:style-name="T4"># debian, centos, ubuntu, archlinux, linuxfromscratch</text:span></text:p>
          </draw:text-box>
        </draw:frame>
        <draw:frame draw:style-name="gr3" draw:text-style-name="P4" draw:layer="layout" svg:width="0.418cm" svg:height="0.488cm" svg:x="16.357cm" svg:y="21.649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18cm" svg:height="0.488cm" svg:x="16.357cm" svg:y="21.623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2.364cm" svg:height="0.488cm" svg:x="0.21cm" svg:y="22.304cm">
          <draw:text-box>
            <text:p text:style-name="P3"><text:span text:style-name="T1"><text:s text:c="18"/></text:span></text:p>
          </draw:text-box>
        </draw:frame>
        <draw:frame draw:style-name="gr3" draw:text-style-name="P4" draw:layer="layout" svg:width="2.364cm" svg:height="0.488cm" svg:x="0.21cm" svg:y="22.278cm">
          <draw:text-box>
            <text:p text:style-name="P3"><text:span text:style-name="T2"><text:s text:c="18"/></text:span></text:p>
          </draw:text-box>
        </draw:frame>
        <draw:frame draw:style-name="gr3" draw:text-style-name="P4" draw:layer="layout" svg:width="0.418cm" svg:height="0.418cm" svg:x="3.983cm" svg:y="22.388cm">
          <draw:text-box>
            <text:p text:style-name="P3"><text:span text:style-name="T3">-</text:span></text:p>
          </draw:text-box>
        </draw:frame>
        <draw:frame draw:style-name="gr3" draw:text-style-name="P4" draw:layer="layout" svg:width="0.418cm" svg:height="0.418cm" svg:x="3.983cm" svg:y="22.362cm">
          <draw:text-box>
            <text:p text:style-name="P3"><text:span text:style-name="T6">-</text:span></text:p>
          </draw:text-box>
        </draw:frame>
        <draw:frame draw:style-name="gr3" draw:text-style-name="P4" draw:layer="layout" svg:width="0.418cm" svg:height="0.488cm" svg:x="4.123cm" svg:y="22.304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18cm" svg:height="0.488cm" svg:x="4.123cm" svg:y="22.278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1.264cm" svg:height="0.418cm" svg:x="4.332cm" svg:y="22.388cm">
          <draw:text-box>
            <text:p text:style-name="P3"><text:span text:style-name="T3">docker</text:span></text:p>
          </draw:text-box>
        </draw:frame>
        <draw:frame draw:style-name="gr3" draw:text-style-name="P4" draw:layer="layout" svg:width="1.264cm" svg:height="0.418cm" svg:x="4.332cm" svg:y="22.362cm">
          <draw:text-box>
            <text:p text:style-name="P3"><text:span text:style-name="T5">docker</text:span></text:p>
          </draw:text-box>
        </draw:frame>
        <draw:frame draw:style-name="gr3" draw:text-style-name="P4" draw:layer="layout" svg:width="0.418cm" svg:height="0.418cm" svg:x="5.591cm" svg:y="22.388cm">
          <draw:text-box>
            <text:p text:style-name="P3"><text:span text:style-name="T3">:</text:span></text:p>
          </draw:text-box>
        </draw:frame>
        <draw:frame draw:style-name="gr3" draw:text-style-name="P4" draw:layer="layout" svg:width="0.418cm" svg:height="0.418cm" svg:x="5.591cm" svg:y="22.362cm">
          <draw:text-box>
            <text:p text:style-name="P3"><text:span text:style-name="T6">:</text:span></text:p>
          </draw:text-box>
        </draw:frame>
        <draw:frame draw:style-name="gr3" draw:text-style-name="P4" draw:layer="layout" svg:width="1.458cm" svg:height="0.488cm" svg:x="5.707cm" svg:y="22.304cm">
          <draw:text-box>
            <text:p text:style-name="P3"><text:span text:style-name="T1"><text:s/></text:span><text:span text:style-name="T1">80% <text:s text:c="2"/></text:span></text:p>
          </draw:text-box>
        </draw:frame>
        <draw:frame draw:style-name="gr3" draw:text-style-name="P4" draw:layer="layout" svg:width="1.458cm" svg:height="0.488cm" svg:x="5.707cm" svg:y="22.278cm">
          <draw:text-box>
            <text:p text:style-name="P3"><text:span text:style-name="T2"><text:s/></text:span><text:span text:style-name="T2">80% <text:s text:c="2"/></text:span></text:p>
          </draw:text-box>
        </draw:frame>
        <draw:frame draw:style-name="gr3" draw:text-style-name="P4" draw:layer="layout" svg:width="8.757cm" svg:height="0.418cm" svg:x="7.174cm" svg:y="22.388cm">
          <draw:text-box>
            <text:p text:style-name="P3"><text:span text:style-name="T3"># dockerFile, docker-compose, docker daemon</text:span></text:p>
          </draw:text-box>
        </draw:frame>
        <draw:frame draw:style-name="gr3" draw:text-style-name="P4" draw:layer="layout" svg:width="8.757cm" svg:height="0.418cm" svg:x="7.174cm" svg:y="22.362cm">
          <draw:text-box>
            <text:p text:style-name="P3"><text:span text:style-name="T4"># dockerFile, docker-compose, docker daemon</text:span></text:p>
          </draw:text-box>
        </draw:frame>
        <draw:frame draw:style-name="gr3" draw:text-style-name="P4" draw:layer="layout" svg:width="0.418cm" svg:height="0.488cm" svg:x="15.913cm" svg:y="22.304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18cm" svg:height="0.488cm" svg:x="15.913cm" svg:y="22.278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2.364cm" svg:height="0.488cm" svg:x="0.21cm" svg:y="22.959cm">
          <draw:text-box>
            <text:p text:style-name="P3"><text:span text:style-name="T1"><text:s text:c="18"/></text:span></text:p>
          </draw:text-box>
        </draw:frame>
        <draw:frame draw:style-name="gr3" draw:text-style-name="P4" draw:layer="layout" svg:width="2.364cm" svg:height="0.488cm" svg:x="0.21cm" svg:y="22.933cm">
          <draw:text-box>
            <text:p text:style-name="P3"><text:span text:style-name="T2"><text:s text:c="18"/></text:span></text:p>
          </draw:text-box>
        </draw:frame>
        <draw:frame draw:style-name="gr3" draw:text-style-name="P4" draw:layer="layout" svg:width="0.418cm" svg:height="0.418cm" svg:x="3.983cm" svg:y="23.043cm">
          <draw:text-box>
            <text:p text:style-name="P3"><text:span text:style-name="T3">-</text:span></text:p>
          </draw:text-box>
        </draw:frame>
        <draw:frame draw:style-name="gr3" draw:text-style-name="P4" draw:layer="layout" svg:width="0.418cm" svg:height="0.418cm" svg:x="3.983cm" svg:y="23.017cm">
          <draw:text-box>
            <text:p text:style-name="P3"><text:span text:style-name="T6">-</text:span></text:p>
          </draw:text-box>
        </draw:frame>
        <draw:frame draw:style-name="gr3" draw:text-style-name="P4" draw:layer="layout" svg:width="0.418cm" svg:height="0.488cm" svg:x="4.123cm" svg:y="22.959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18cm" svg:height="0.488cm" svg:x="4.123cm" svg:y="22.933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2.081cm" svg:height="0.418cm" svg:x="4.332cm" svg:y="23.043cm">
          <draw:text-box>
            <text:p text:style-name="P3"><text:span text:style-name="T3">kubernetes</text:span></text:p>
          </draw:text-box>
        </draw:frame>
        <draw:frame draw:style-name="gr3" draw:text-style-name="P4" draw:layer="layout" svg:width="2.081cm" svg:height="0.418cm" svg:x="4.332cm" svg:y="23.017cm">
          <draw:text-box>
            <text:p text:style-name="P3"><text:span text:style-name="T5">kubernetes</text:span></text:p>
          </draw:text-box>
        </draw:frame>
        <draw:frame draw:style-name="gr3" draw:text-style-name="P4" draw:layer="layout" svg:width="0.418cm" svg:height="0.418cm" svg:x="6.407cm" svg:y="23.043cm">
          <draw:text-box>
            <text:p text:style-name="P3"><text:span text:style-name="T3">:</text:span></text:p>
          </draw:text-box>
        </draw:frame>
        <draw:frame draw:style-name="gr3" draw:text-style-name="P4" draw:layer="layout" svg:width="0.418cm" svg:height="0.418cm" svg:x="6.407cm" svg:y="23.017cm">
          <draw:text-box>
            <text:p text:style-name="P3"><text:span text:style-name="T6">:</text:span></text:p>
          </draw:text-box>
        </draw:frame>
        <draw:frame draw:style-name="gr3" draw:text-style-name="P4" draw:layer="layout" svg:width="1.458cm" svg:height="0.488cm" svg:x="6.523cm" svg:y="22.959cm">
          <draw:text-box>
            <text:p text:style-name="P3"><text:span text:style-name="T1"><text:s/></text:span><text:span text:style-name="T1">20% <text:s text:c="2"/></text:span></text:p>
          </draw:text-box>
        </draw:frame>
        <draw:frame draw:style-name="gr3" draw:text-style-name="P4" draw:layer="layout" svg:width="1.458cm" svg:height="0.488cm" svg:x="6.523cm" svg:y="22.933cm">
          <draw:text-box>
            <text:p text:style-name="P3"><text:span text:style-name="T2"><text:s/></text:span><text:span text:style-name="T2">20% <text:s text:c="2"/></text:span></text:p>
          </draw:text-box>
        </draw:frame>
        <draw:frame draw:style-name="gr3" draw:text-style-name="P4" draw:layer="layout" svg:width="6.284cm" svg:height="0.418cm" svg:x="7.99cm" svg:y="23.043cm">
          <draw:text-box>
            <text:p text:style-name="P3"><text:span text:style-name="T3"># kuberenetes, rancher, kubeadm</text:span></text:p>
          </draw:text-box>
        </draw:frame>
        <draw:frame draw:style-name="gr3" draw:text-style-name="P4" draw:layer="layout" svg:width="6.284cm" svg:height="0.418cm" svg:x="7.99cm" svg:y="23.017cm">
          <draw:text-box>
            <text:p text:style-name="P3"><text:span text:style-name="T4"># kuberenetes, rancher, kubeadm</text:span></text:p>
          </draw:text-box>
        </draw:frame>
        <draw:frame draw:style-name="gr3" draw:text-style-name="P4" draw:layer="layout" svg:width="0.418cm" svg:height="0.488cm" svg:x="14.237cm" svg:y="22.959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18cm" svg:height="0.488cm" svg:x="14.237cm" svg:y="22.933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2.364cm" svg:height="0.488cm" svg:x="0.21cm" svg:y="23.614cm">
          <draw:text-box>
            <text:p text:style-name="P3"><text:span text:style-name="T1"><text:s text:c="18"/></text:span></text:p>
          </draw:text-box>
        </draw:frame>
        <draw:frame draw:style-name="gr3" draw:text-style-name="P4" draw:layer="layout" svg:width="2.364cm" svg:height="0.488cm" svg:x="0.21cm" svg:y="23.588cm">
          <draw:text-box>
            <text:p text:style-name="P3"><text:span text:style-name="T2"><text:s text:c="18"/></text:span></text:p>
          </draw:text-box>
        </draw:frame>
        <draw:frame draw:style-name="gr3" draw:text-style-name="P4" draw:layer="layout" svg:width="0.418cm" svg:height="0.418cm" svg:x="3.983cm" svg:y="23.698cm">
          <draw:text-box>
            <text:p text:style-name="P3"><text:span text:style-name="T3">-</text:span></text:p>
          </draw:text-box>
        </draw:frame>
        <draw:frame draw:style-name="gr3" draw:text-style-name="P4" draw:layer="layout" svg:width="0.418cm" svg:height="0.418cm" svg:x="3.983cm" svg:y="23.672cm">
          <draw:text-box>
            <text:p text:style-name="P3"><text:span text:style-name="T6">-</text:span></text:p>
          </draw:text-box>
        </draw:frame>
        <draw:frame draw:style-name="gr3" draw:text-style-name="P4" draw:layer="layout" svg:width="0.418cm" svg:height="0.488cm" svg:x="4.123cm" svg:y="23.614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18cm" svg:height="0.488cm" svg:x="4.123cm" svg:y="23.588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2.186cm" svg:height="0.418cm" svg:x="4.332cm" svg:y="23.698cm">
          <draw:text-box>
            <text:p text:style-name="P3"><text:span text:style-name="T3">windowsAD</text:span></text:p>
          </draw:text-box>
        </draw:frame>
        <draw:frame draw:style-name="gr3" draw:text-style-name="P4" draw:layer="layout" svg:width="2.186cm" svg:height="0.418cm" svg:x="4.332cm" svg:y="23.672cm">
          <draw:text-box>
            <text:p text:style-name="P3"><text:span text:style-name="T5">windowsAD</text:span></text:p>
          </draw:text-box>
        </draw:frame>
        <draw:frame draw:style-name="gr3" draw:text-style-name="P4" draw:layer="layout" svg:width="0.418cm" svg:height="0.418cm" svg:x="6.523cm" svg:y="23.698cm">
          <draw:text-box>
            <text:p text:style-name="P3"><text:span text:style-name="T3">:</text:span></text:p>
          </draw:text-box>
        </draw:frame>
        <draw:frame draw:style-name="gr3" draw:text-style-name="P4" draw:layer="layout" svg:width="0.418cm" svg:height="0.418cm" svg:x="6.523cm" svg:y="23.672cm">
          <draw:text-box>
            <text:p text:style-name="P3"><text:span text:style-name="T6">:</text:span></text:p>
          </draw:text-box>
        </draw:frame>
        <draw:frame draw:style-name="gr3" draw:text-style-name="P4" draw:layer="layout" svg:width="1.064cm" svg:height="0.488cm" svg:x="6.639cm" svg:y="23.614cm">
          <draw:text-box>
            <text:p text:style-name="P3"><text:span text:style-name="T1"><text:s/></text:span><text:span text:style-name="T1">20%</text:span></text:p>
          </draw:text-box>
        </draw:frame>
        <draw:frame draw:style-name="gr3" draw:text-style-name="P4" draw:layer="layout" svg:width="1.064cm" svg:height="0.488cm" svg:x="6.639cm" svg:y="23.588cm">
          <draw:text-box>
            <text:p text:style-name="P3"><text:span text:style-name="T2"><text:s/></text:span><text:span text:style-name="T2">20%</text:span></text:p>
          </draw:text-box>
        </draw:frame>
        <draw:frame draw:style-name="gr3" draw:text-style-name="P4" draw:layer="layout" svg:width="0.418cm" svg:height="0.488cm" svg:x="7.477cm" svg:y="23.614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18cm" svg:height="0.488cm" svg:x="7.477cm" svg:y="23.588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2.102cm" svg:height="0.488cm" svg:x="0.21cm" svg:y="24.269cm">
          <draw:text-box>
            <text:p text:style-name="P3"><text:span text:style-name="T1"><text:s text:c="16"/></text:span></text:p>
          </draw:text-box>
        </draw:frame>
        <draw:frame draw:style-name="gr3" draw:text-style-name="P4" draw:layer="layout" svg:width="2.102cm" svg:height="0.488cm" svg:x="0.21cm" svg:y="24.243cm">
          <draw:text-box>
            <text:p text:style-name="P3"><text:span text:style-name="T2"><text:s text:c="16"/></text:span></text:p>
          </draw:text-box>
        </draw:frame>
        <draw:frame draw:style-name="gr3" draw:text-style-name="P4" draw:layer="layout" svg:width="1.217cm" svg:height="0.418cm" svg:x="3.564cm" svg:y="24.353cm">
          <draw:text-box>
            <text:p text:style-name="P3"><text:span text:style-name="T3">Autres</text:span></text:p>
          </draw:text-box>
        </draw:frame>
        <draw:frame draw:style-name="gr3" draw:text-style-name="P4" draw:layer="layout" svg:width="1.217cm" svg:height="0.418cm" svg:x="3.564cm" svg:y="24.327cm">
          <draw:text-box>
            <text:p text:style-name="P3"><text:span text:style-name="T5">Autres</text:span></text:p>
          </draw:text-box>
        </draw:frame>
        <draw:frame draw:style-name="gr3" draw:text-style-name="P4" draw:layer="layout" svg:width="0.418cm" svg:height="0.418cm" svg:x="4.775cm" svg:y="24.353cm">
          <draw:text-box>
            <text:p text:style-name="P3"><text:span text:style-name="T3">:</text:span></text:p>
          </draw:text-box>
        </draw:frame>
        <draw:frame draw:style-name="gr3" draw:text-style-name="P4" draw:layer="layout" svg:width="0.418cm" svg:height="0.418cm" svg:x="4.775cm" svg:y="24.327cm">
          <draw:text-box>
            <text:p text:style-name="P3"><text:span text:style-name="T6">:</text:span></text:p>
          </draw:text-box>
        </draw:frame>
        <draw:frame draw:style-name="gr3" draw:text-style-name="P4" draw:layer="layout" svg:width="0.418cm" svg:height="0.488cm" svg:x="4.892cm" svg:y="24.269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18cm" svg:height="0.488cm" svg:x="4.892cm" svg:y="24.243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2.364cm" svg:height="0.488cm" svg:x="0.21cm" svg:y="24.925cm">
          <draw:text-box>
            <text:p text:style-name="P3"><text:span text:style-name="T1"><text:s text:c="18"/></text:span></text:p>
          </draw:text-box>
        </draw:frame>
        <draw:frame draw:style-name="gr3" draw:text-style-name="P4" draw:layer="layout" svg:width="2.364cm" svg:height="0.488cm" svg:x="0.21cm" svg:y="24.898cm">
          <draw:text-box>
            <text:p text:style-name="P3"><text:span text:style-name="T2"><text:s text:c="18"/></text:span></text:p>
          </draw:text-box>
        </draw:frame>
        <draw:frame draw:style-name="gr3" draw:text-style-name="P4" draw:layer="layout" svg:width="0.418cm" svg:height="0.418cm" svg:x="3.983cm" svg:y="25.008cm">
          <draw:text-box>
            <text:p text:style-name="P3"><text:span text:style-name="T3">-</text:span></text:p>
          </draw:text-box>
        </draw:frame>
        <draw:frame draw:style-name="gr3" draw:text-style-name="P4" draw:layer="layout" svg:width="0.418cm" svg:height="0.418cm" svg:x="3.983cm" svg:y="24.982cm">
          <draw:text-box>
            <text:p text:style-name="P3"><text:span text:style-name="T6">-</text:span></text:p>
          </draw:text-box>
        </draw:frame>
        <draw:frame draw:style-name="gr3" draw:text-style-name="P4" draw:layer="layout" svg:width="0.418cm" svg:height="0.488cm" svg:x="4.123cm" svg:y="24.92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18cm" svg:height="0.488cm" svg:x="4.123cm" svg:y="24.898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3.469cm" svg:height="0.418cm" svg:x="4.332cm" svg:y="25.008cm">
          <draw:text-box>
            <text:p text:style-name="P3"><text:span text:style-name="T3">management-agile</text:span></text:p>
          </draw:text-box>
        </draw:frame>
        <draw:frame draw:style-name="gr3" draw:text-style-name="P4" draw:layer="layout" svg:width="3.469cm" svg:height="0.418cm" svg:x="4.332cm" svg:y="24.982cm">
          <draw:text-box>
            <text:p text:style-name="P3"><text:span text:style-name="T5">management-agile</text:span></text:p>
          </draw:text-box>
        </draw:frame>
        <draw:frame draw:style-name="gr3" draw:text-style-name="P4" draw:layer="layout" svg:width="0.418cm" svg:height="0.418cm" svg:x="7.805cm" svg:y="25.008cm">
          <draw:text-box>
            <text:p text:style-name="P3"><text:span text:style-name="T3">:</text:span></text:p>
          </draw:text-box>
        </draw:frame>
        <draw:frame draw:style-name="gr3" draw:text-style-name="P4" draw:layer="layout" svg:width="0.418cm" svg:height="0.418cm" svg:x="7.805cm" svg:y="24.982cm">
          <draw:text-box>
            <text:p text:style-name="P3"><text:span text:style-name="T6">:</text:span></text:p>
          </draw:text-box>
        </draw:frame>
        <draw:frame draw:style-name="gr3" draw:text-style-name="P4" draw:layer="layout" svg:width="1.064cm" svg:height="0.488cm" svg:x="7.921cm" svg:y="24.925cm">
          <draw:text-box>
            <text:p text:style-name="P3"><text:span text:style-name="T1"><text:s/></text:span><text:span text:style-name="T1">20%</text:span></text:p>
          </draw:text-box>
        </draw:frame>
        <draw:frame draw:style-name="gr3" draw:text-style-name="P4" draw:layer="layout" svg:width="1.064cm" svg:height="0.488cm" svg:x="7.921cm" svg:y="24.898cm">
          <draw:text-box>
            <text:p text:style-name="P3"><text:span text:style-name="T2"><text:s/></text:span><text:span text:style-name="T2">20%</text:span></text:p>
          </draw:text-box>
        </draw:frame>
        <draw:frame draw:style-name="gr3" draw:text-style-name="P4" draw:layer="layout" svg:width="0.418cm" svg:height="0.488cm" svg:x="8.76cm" svg:y="24.92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18cm" svg:height="0.488cm" svg:x="8.76cm" svg:y="24.898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2.364cm" svg:height="0.488cm" svg:x="0.21cm" svg:y="25.58cm">
          <draw:text-box>
            <text:p text:style-name="P3"><text:span text:style-name="T1"><text:s text:c="18"/></text:span></text:p>
          </draw:text-box>
        </draw:frame>
        <draw:frame draw:style-name="gr3" draw:text-style-name="P4" draw:layer="layout" svg:width="2.364cm" svg:height="0.488cm" svg:x="0.21cm" svg:y="25.554cm">
          <draw:text-box>
            <text:p text:style-name="P3"><text:span text:style-name="T2"><text:s text:c="18"/></text:span></text:p>
          </draw:text-box>
        </draw:frame>
        <draw:frame draw:style-name="gr3" draw:text-style-name="P4" draw:layer="layout" svg:width="0.418cm" svg:height="0.418cm" svg:x="3.983cm" svg:y="25.664cm">
          <draw:text-box>
            <text:p text:style-name="P3"><text:span text:style-name="T3">-</text:span></text:p>
          </draw:text-box>
        </draw:frame>
        <draw:frame draw:style-name="gr3" draw:text-style-name="P4" draw:layer="layout" svg:width="0.418cm" svg:height="0.418cm" svg:x="3.983cm" svg:y="25.637cm">
          <draw:text-box>
            <text:p text:style-name="P3"><text:span text:style-name="T6">-</text:span></text:p>
          </draw:text-box>
        </draw:frame>
        <draw:frame draw:style-name="gr3" draw:text-style-name="P4" draw:layer="layout" svg:width="0.418cm" svg:height="0.488cm" svg:x="4.123cm" svg:y="25.58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18cm" svg:height="0.488cm" svg:x="4.123cm" svg:y="25.554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3.08cm" svg:height="0.418cm" svg:x="4.332cm" svg:y="25.664cm">
          <draw:text-box>
            <text:p text:style-name="P3"><text:span text:style-name="T3">marketing-digital</text:span></text:p>
          </draw:text-box>
        </draw:frame>
        <draw:frame draw:style-name="gr3" draw:text-style-name="P4" draw:layer="layout" svg:width="3.08cm" svg:height="0.418cm" svg:x="4.332cm" svg:y="25.637cm">
          <draw:text-box>
            <text:p text:style-name="P3"><text:span text:style-name="T5">marketing-digital</text:span></text:p>
          </draw:text-box>
        </draw:frame>
        <draw:frame draw:style-name="gr3" draw:text-style-name="P4" draw:layer="layout" svg:width="0.418cm" svg:height="0.418cm" svg:x="7.408cm" svg:y="25.664cm">
          <draw:text-box>
            <text:p text:style-name="P3"><text:span text:style-name="T3">:</text:span></text:p>
          </draw:text-box>
        </draw:frame>
        <draw:frame draw:style-name="gr3" draw:text-style-name="P4" draw:layer="layout" svg:width="0.418cm" svg:height="0.418cm" svg:x="7.408cm" svg:y="25.637cm">
          <draw:text-box>
            <text:p text:style-name="P3"><text:span text:style-name="T6">:</text:span></text:p>
          </draw:text-box>
        </draw:frame>
        <draw:frame draw:style-name="gr3" draw:text-style-name="P4" draw:layer="layout" svg:width="1.064cm" svg:height="0.488cm" svg:x="7.524cm" svg:y="25.58cm">
          <draw:text-box>
            <text:p text:style-name="P3"><text:span text:style-name="T1"><text:s/></text:span><text:span text:style-name="T1">20%</text:span></text:p>
          </draw:text-box>
        </draw:frame>
        <draw:frame draw:style-name="gr3" draw:text-style-name="P4" draw:layer="layout" svg:width="1.064cm" svg:height="0.488cm" svg:x="7.524cm" svg:y="25.554cm">
          <draw:text-box>
            <text:p text:style-name="P3"><text:span text:style-name="T2"><text:s/></text:span><text:span text:style-name="T2">20%</text:span></text:p>
          </draw:text-box>
        </draw:frame>
        <draw:frame draw:style-name="gr3" draw:text-style-name="P4" draw:layer="layout" svg:width="0.418cm" svg:height="0.488cm" svg:x="8.363cm" svg:y="25.58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18cm" svg:height="0.488cm" svg:x="8.363cm" svg:y="25.554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2.364cm" svg:height="0.488cm" svg:x="0.21cm" svg:y="26.235cm">
          <draw:text-box>
            <text:p text:style-name="P3"><text:span text:style-name="T1"><text:s text:c="18"/></text:span></text:p>
          </draw:text-box>
        </draw:frame>
        <draw:frame draw:style-name="gr3" draw:text-style-name="P4" draw:layer="layout" svg:width="2.364cm" svg:height="0.488cm" svg:x="0.21cm" svg:y="26.209cm">
          <draw:text-box>
            <text:p text:style-name="P3"><text:span text:style-name="T2"><text:s text:c="18"/></text:span></text:p>
          </draw:text-box>
        </draw:frame>
        <draw:frame draw:style-name="gr3" draw:text-style-name="P4" draw:layer="layout" svg:width="0.418cm" svg:height="0.418cm" svg:x="3.983cm" svg:y="26.319cm">
          <draw:text-box>
            <text:p text:style-name="P3"><text:span text:style-name="T3">-</text:span></text:p>
          </draw:text-box>
        </draw:frame>
        <draw:frame draw:style-name="gr3" draw:text-style-name="P4" draw:layer="layout" svg:width="0.418cm" svg:height="0.418cm" svg:x="3.983cm" svg:y="26.292cm">
          <draw:text-box>
            <text:p text:style-name="P3"><text:span text:style-name="T6">-</text:span></text:p>
          </draw:text-box>
        </draw:frame>
        <draw:frame draw:style-name="gr3" draw:text-style-name="P4" draw:layer="layout" svg:width="0.418cm" svg:height="0.488cm" svg:x="4.123cm" svg:y="26.23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18cm" svg:height="0.488cm" svg:x="4.123cm" svg:y="26.209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1.378cm" svg:height="0.418cm" svg:x="4.332cm" svg:y="26.319cm">
          <draw:text-box>
            <text:p text:style-name="P3"><text:span text:style-name="T3">Anglais</text:span></text:p>
          </draw:text-box>
        </draw:frame>
        <draw:frame draw:style-name="gr3" draw:text-style-name="P4" draw:layer="layout" svg:width="1.378cm" svg:height="0.418cm" svg:x="4.332cm" svg:y="26.292cm">
          <draw:text-box>
            <text:p text:style-name="P3"><text:span text:style-name="T5">Anglais</text:span></text:p>
          </draw:text-box>
        </draw:frame>
        <draw:frame draw:style-name="gr3" draw:text-style-name="P4" draw:layer="layout" svg:width="0.418cm" svg:height="0.418cm" svg:x="5.707cm" svg:y="26.319cm">
          <draw:text-box>
            <text:p text:style-name="P3"><text:span text:style-name="T3">:</text:span></text:p>
          </draw:text-box>
        </draw:frame>
        <draw:frame draw:style-name="gr3" draw:text-style-name="P4" draw:layer="layout" svg:width="0.418cm" svg:height="0.418cm" svg:x="5.707cm" svg:y="26.292cm">
          <draw:text-box>
            <text:p text:style-name="P3"><text:span text:style-name="T6">:</text:span></text:p>
          </draw:text-box>
        </draw:frame>
        <draw:frame draw:style-name="gr3" draw:text-style-name="P4" draw:layer="layout" svg:width="1.064cm" svg:height="0.488cm" svg:x="5.824cm" svg:y="26.235cm">
          <draw:text-box>
            <text:p text:style-name="P3"><text:span text:style-name="T1"><text:s/></text:span><text:span text:style-name="T1">80%</text:span></text:p>
          </draw:text-box>
        </draw:frame>
        <draw:frame draw:style-name="gr3" draw:text-style-name="P4" draw:layer="layout" svg:width="1.064cm" svg:height="0.488cm" svg:x="5.824cm" svg:y="26.209cm">
          <draw:text-box>
            <text:p text:style-name="P3"><text:span text:style-name="T2"><text:s/></text:span><text:span text:style-name="T2">80%</text:span></text:p>
          </draw:text-box>
        </draw:frame>
        <draw:frame draw:style-name="gr3" draw:text-style-name="P4" draw:layer="layout" svg:width="0.418cm" svg:height="0.488cm" svg:x="6.662cm" svg:y="26.23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18cm" svg:height="0.488cm" svg:x="6.662cm" svg:y="26.209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1.577cm" svg:height="0.488cm" svg:x="0.21cm" svg:y="26.89cm">
          <draw:text-box>
            <text:p text:style-name="P3"><text:span text:style-name="T1"><text:s text:c="12"/></text:span></text:p>
          </draw:text-box>
        </draw:frame>
        <draw:frame draw:style-name="gr3" draw:text-style-name="P4" draw:layer="layout" svg:width="1.577cm" svg:height="0.488cm" svg:x="0.21cm" svg:y="26.864cm">
          <draw:text-box>
            <text:p text:style-name="P3"><text:span text:style-name="T2"><text:s text:c="12"/></text:span></text:p>
          </draw:text-box>
        </draw:frame>
        <draw:frame draw:style-name="gr3" draw:text-style-name="P4" draw:layer="layout" svg:width="0.421cm" svg:height="0.418cm" svg:x="2.725cm" svg:y="26.974cm">
          <draw:text-box>
            <text:p text:style-name="P3"><text:span text:style-name="T3">---</text:span></text:p>
          </draw:text-box>
        </draw:frame>
        <draw:frame draw:style-name="gr3" draw:text-style-name="P4" draw:layer="layout" svg:width="0.421cm" svg:height="0.418cm" svg:x="2.725cm" svg:y="26.948cm">
          <draw:text-box>
            <text:p text:style-name="P3"><text:span text:style-name="T6">---</text:span></text:p>
          </draw:text-box>
        </draw:frame>
        <draw:frame draw:style-name="gr3" draw:text-style-name="P4" draw:layer="layout" svg:width="0.418cm" svg:height="0.488cm" svg:x="3.144cm" svg:y="26.89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18cm" svg:height="0.488cm" svg:x="3.144cm" svg:y="26.864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1.577cm" svg:height="0.488cm" svg:x="0.21cm" svg:y="27.545cm">
          <draw:text-box>
            <text:p text:style-name="P3"><text:span text:style-name="T1"><text:s text:c="12"/></text:span></text:p>
          </draw:text-box>
        </draw:frame>
        <draw:frame draw:style-name="gr3" draw:text-style-name="P4" draw:layer="layout" svg:width="1.577cm" svg:height="0.488cm" svg:x="0.21cm" svg:y="27.519cm">
          <draw:text-box>
            <text:p text:style-name="P3"><text:span text:style-name="T2"><text:s text:c="12"/></text:span></text:p>
          </draw:text-box>
        </draw:frame>
        <draw:frame draw:style-name="gr3" draw:text-style-name="P4" draw:layer="layout" svg:width="1.217cm" svg:height="0.418cm" svg:x="2.725cm" svg:y="27.629cm">
          <draw:text-box>
            <text:p text:style-name="P3"><text:span text:style-name="T3">Loisirs</text:span></text:p>
          </draw:text-box>
        </draw:frame>
        <draw:frame draw:style-name="gr3" draw:text-style-name="P4" draw:layer="layout" svg:width="1.217cm" svg:height="0.418cm" svg:x="2.725cm" svg:y="27.603cm">
          <draw:text-box>
            <text:p text:style-name="P3"><text:span text:style-name="T5">Loisirs</text:span></text:p>
          </draw:text-box>
        </draw:frame>
        <draw:frame draw:style-name="gr3" draw:text-style-name="P4" draw:layer="layout" svg:width="0.418cm" svg:height="0.418cm" svg:x="3.937cm" svg:y="27.629cm">
          <draw:text-box>
            <text:p text:style-name="P3"><text:span text:style-name="T3">:</text:span></text:p>
          </draw:text-box>
        </draw:frame>
        <draw:frame draw:style-name="gr3" draw:text-style-name="P4" draw:layer="layout" svg:width="0.418cm" svg:height="0.418cm" svg:x="3.937cm" svg:y="27.603cm">
          <draw:text-box>
            <text:p text:style-name="P3"><text:span text:style-name="T6">:</text:span></text:p>
          </draw:text-box>
        </draw:frame>
        <draw:frame draw:style-name="gr3" draw:text-style-name="P4" draw:layer="layout" svg:width="0.418cm" svg:height="0.488cm" svg:x="4.053cm" svg:y="27.54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18cm" svg:height="0.488cm" svg:x="4.053cm" svg:y="27.519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0.418cm" svg:height="0.418cm" svg:x="4.263cm" svg:y="27.629cm">
          <draw:text-box>
            <text:p text:style-name="P3"><text:span text:style-name="T3">[</text:span></text:p>
          </draw:text-box>
        </draw:frame>
        <draw:frame draw:style-name="gr3" draw:text-style-name="P4" draw:layer="layout" svg:width="0.418cm" svg:height="0.418cm" svg:x="4.263cm" svg:y="27.603cm">
          <draw:text-box>
            <text:p text:style-name="P3"><text:span text:style-name="T6">[</text:span></text:p>
          </draw:text-box>
        </draw:frame>
        <draw:frame draw:style-name="gr3" draw:text-style-name="P4" draw:layer="layout" svg:width="1.602cm" svg:height="0.488cm" svg:x="4.379cm" svg:y="27.545cm">
          <draw:text-box>
            <text:p text:style-name="P3"><text:span text:style-name="T1">Cinema</text:span></text:p>
          </draw:text-box>
        </draw:frame>
        <draw:frame draw:style-name="gr3" draw:text-style-name="P4" draw:layer="layout" svg:width="1.602cm" svg:height="0.488cm" svg:x="4.379cm" svg:y="27.519cm">
          <draw:text-box>
            <text:p text:style-name="P3"><text:span text:style-name="T2">Cinema</text:span></text:p>
          </draw:text-box>
        </draw:frame>
        <draw:frame draw:style-name="gr3" draw:text-style-name="P4" draw:layer="layout" svg:width="0.418cm" svg:height="0.418cm" svg:x="5.637cm" svg:y="27.629cm">
          <draw:text-box>
            <text:p text:style-name="P3"><text:span text:style-name="T3">,</text:span></text:p>
          </draw:text-box>
        </draw:frame>
        <draw:frame draw:style-name="gr3" draw:text-style-name="P4" draw:layer="layout" svg:width="0.418cm" svg:height="0.418cm" svg:x="5.637cm" svg:y="27.603cm">
          <draw:text-box>
            <text:p text:style-name="P3"><text:span text:style-name="T6">,</text:span></text:p>
          </draw:text-box>
        </draw:frame>
        <draw:frame draw:style-name="gr3" draw:text-style-name="P4" draw:layer="layout" svg:width="2.368cm" svg:height="0.488cm" svg:x="5.753cm" svg:y="27.545cm">
          <draw:text-box>
            <text:p text:style-name="P3"><text:span text:style-name="T1"><text:s/></text:span><text:span text:style-name="T1">Litterature</text:span></text:p>
          </draw:text-box>
        </draw:frame>
        <draw:frame draw:style-name="gr3" draw:text-style-name="P4" draw:layer="layout" svg:width="2.368cm" svg:height="0.488cm" svg:x="5.753cm" svg:y="27.519cm">
          <draw:text-box>
            <text:p text:style-name="P3"><text:span text:style-name="T2"><text:s/></text:span><text:span text:style-name="T2">Litterature</text:span></text:p>
          </draw:text-box>
        </draw:frame>
        <draw:frame draw:style-name="gr3" draw:text-style-name="P4" draw:layer="layout" svg:width="0.418cm" svg:height="0.418cm" svg:x="8.269cm" svg:y="27.629cm">
          <draw:text-box>
            <text:p text:style-name="P3"><text:span text:style-name="T3">,</text:span></text:p>
          </draw:text-box>
        </draw:frame>
        <draw:frame draw:style-name="gr3" draw:text-style-name="P4" draw:layer="layout" svg:width="0.418cm" svg:height="0.418cm" svg:x="8.269cm" svg:y="27.603cm">
          <draw:text-box>
            <text:p text:style-name="P3"><text:span text:style-name="T6">,</text:span></text:p>
          </draw:text-box>
        </draw:frame>
        <draw:frame draw:style-name="gr3" draw:text-style-name="P4" draw:layer="layout" svg:width="1.759cm" svg:height="0.488cm" svg:x="8.385cm" svg:y="27.545cm">
          <draw:text-box>
            <text:p text:style-name="P3"><text:span text:style-name="T1"><text:s/></text:span><text:span text:style-name="T1">Science</text:span></text:p>
          </draw:text-box>
        </draw:frame>
        <draw:frame draw:style-name="gr3" draw:text-style-name="P4" draw:layer="layout" svg:width="1.759cm" svg:height="0.488cm" svg:x="8.385cm" svg:y="27.519cm">
          <draw:text-box>
            <text:p text:style-name="P3"><text:span text:style-name="T2"><text:s/></text:span><text:span text:style-name="T2">Science</text:span></text:p>
          </draw:text-box>
        </draw:frame>
        <draw:frame draw:style-name="gr3" draw:text-style-name="P4" draw:layer="layout" svg:width="0.418cm" svg:height="0.418cm" svg:x="10.062cm" svg:y="27.629cm">
          <draw:text-box>
            <text:p text:style-name="P3"><text:span text:style-name="T3">,</text:span></text:p>
          </draw:text-box>
        </draw:frame>
        <draw:frame draw:style-name="gr3" draw:text-style-name="P4" draw:layer="layout" svg:width="0.418cm" svg:height="0.418cm" svg:x="10.062cm" svg:y="27.603cm">
          <draw:text-box>
            <text:p text:style-name="P3"><text:span text:style-name="T6">,</text:span></text:p>
          </draw:text-box>
        </draw:frame>
        <draw:frame draw:style-name="gr3" draw:text-style-name="P4" draw:layer="layout" svg:width="1.89cm" svg:height="0.488cm" svg:x="10.178cm" svg:y="27.545cm">
          <draw:text-box>
            <text:p text:style-name="P3"><text:span text:style-name="T1"><text:s/></text:span><text:span text:style-name="T1">Musique</text:span></text:p>
          </draw:text-box>
        </draw:frame>
        <draw:frame draw:style-name="gr3" draw:text-style-name="P4" draw:layer="layout" svg:width="1.89cm" svg:height="0.488cm" svg:x="10.178cm" svg:y="27.519cm">
          <draw:text-box>
            <text:p text:style-name="P3"><text:span text:style-name="T2"><text:s/></text:span><text:span text:style-name="T2">Musique</text:span></text:p>
          </draw:text-box>
        </draw:frame>
        <draw:frame draw:style-name="gr3" draw:text-style-name="P4" draw:layer="layout" svg:width="0.418cm" svg:height="0.418cm" svg:x="11.856cm" svg:y="27.629cm">
          <draw:text-box>
            <text:p text:style-name="P3"><text:span text:style-name="T3">,</text:span></text:p>
          </draw:text-box>
        </draw:frame>
        <draw:frame draw:style-name="gr3" draw:text-style-name="P4" draw:layer="layout" svg:width="0.418cm" svg:height="0.418cm" svg:x="11.856cm" svg:y="27.603cm">
          <draw:text-box>
            <text:p text:style-name="P3"><text:span text:style-name="T6">,</text:span></text:p>
          </draw:text-box>
        </draw:frame>
        <draw:frame draw:style-name="gr3" draw:text-style-name="P4" draw:layer="layout" svg:width="1.263cm" svg:height="0.488cm" svg:x="11.972cm" svg:y="27.545cm">
          <draw:text-box>
            <text:p text:style-name="P3"><text:span text:style-name="T1"><text:s/></text:span><text:span text:style-name="T1">Sport</text:span></text:p>
          </draw:text-box>
        </draw:frame>
        <draw:frame draw:style-name="gr3" draw:text-style-name="P4" draw:layer="layout" svg:width="1.263cm" svg:height="0.488cm" svg:x="11.972cm" svg:y="27.519cm">
          <draw:text-box>
            <text:p text:style-name="P3"><text:span text:style-name="T2"><text:s/></text:span><text:span text:style-name="T2">Sport</text:span></text:p>
          </draw:text-box>
        </draw:frame>
        <draw:frame draw:style-name="gr3" draw:text-style-name="P4" draw:layer="layout" svg:width="0.418cm" svg:height="0.418cm" svg:x="13.23cm" svg:y="27.629cm">
          <draw:text-box>
            <text:p text:style-name="P3"><text:span text:style-name="T3">]</text:span></text:p>
          </draw:text-box>
        </draw:frame>
        <draw:frame draw:style-name="gr3" draw:text-style-name="P4" draw:layer="layout" svg:width="0.418cm" svg:height="0.418cm" svg:x="13.23cm" svg:y="27.603cm">
          <draw:text-box>
            <text:p text:style-name="P3"><text:span text:style-name="T6">]</text:span></text:p>
          </draw:text-box>
        </draw:frame>
        <draw:frame draw:style-name="gr3" draw:text-style-name="P4" draw:layer="layout" svg:width="0.418cm" svg:height="0.488cm" svg:x="13.346cm" svg:y="27.54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18cm" svg:height="0.488cm" svg:x="13.346cm" svg:y="27.519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1.577cm" svg:height="0.488cm" svg:x="0.21cm" svg:y="28.2cm">
          <draw:text-box>
            <text:p text:style-name="P3"><text:span text:style-name="T1"><text:s text:c="12"/></text:span></text:p>
          </draw:text-box>
        </draw:frame>
        <draw:polygon draw:style-name="gr4" draw:text-style-name="P5" draw:layer="layout" svg:width="0.026cm" svg:height="26.414cm" svg:x="1.886cm" svg:y="1.415cm" svg:viewBox="0 0 27 26415" draw:points="0,0 27,0 27,26415 0,26415">
          <text:p/>
        </draw:polygon>
        <draw:frame draw:style-name="gr3" draw:text-style-name="P4" draw:layer="layout" svg:width="1.577cm" svg:height="0.488cm" svg:x="0.21cm" svg:y="28.174cm">
          <draw:text-box>
            <text:p text:style-name="P3"><text:span text:style-name="T2"><text:s text:c="12"/></text:span></text:p>
          </draw:text-box>
        </draw:frame>
        <draw:frame draw:style-name="gr3" draw:text-style-name="P4" draw:layer="layout" svg:width="0.418cm" svg:height="0.418cm" svg:x="1.345cm" svg:y="1.555cm">
          <draw:text-box>
            <text:p text:style-name="P3"><text:span text:style-name="T3">1</text:span></text:p>
          </draw:text-box>
        </draw:frame>
        <draw:frame draw:style-name="gr3" draw:text-style-name="P4" draw:layer="layout" svg:width="0.418cm" svg:height="0.418cm" svg:x="1.345cm" svg:y="1.529cm">
          <draw:text-box>
            <text:p text:style-name="P3"><text:span text:style-name="T8">1</text:span></text:p>
          </draw:text-box>
        </draw:frame>
        <draw:frame draw:style-name="gr3" draw:text-style-name="P4" draw:layer="layout" svg:width="0.418cm" svg:height="0.418cm" svg:x="1.345cm" svg:y="2.184cm">
          <draw:text-box>
            <text:p text:style-name="P3"><text:span text:style-name="T3">2</text:span></text:p>
          </draw:text-box>
        </draw:frame>
        <draw:frame draw:style-name="gr3" draw:text-style-name="P4" draw:layer="layout" svg:width="0.418cm" svg:height="0.418cm" svg:x="1.345cm" svg:y="2.158cm">
          <draw:text-box>
            <text:p text:style-name="P3"><text:span text:style-name="T8">2</text:span></text:p>
          </draw:text-box>
        </draw:frame>
        <draw:frame draw:style-name="gr3" draw:text-style-name="P4" draw:layer="layout" svg:width="0.418cm" svg:height="0.418cm" svg:x="1.345cm" svg:y="2.813cm">
          <draw:text-box>
            <text:p text:style-name="P3"><text:span text:style-name="T3">3</text:span></text:p>
          </draw:text-box>
        </draw:frame>
        <draw:frame draw:style-name="gr3" draw:text-style-name="P4" draw:layer="layout" svg:width="0.418cm" svg:height="0.418cm" svg:x="1.345cm" svg:y="2.787cm">
          <draw:text-box>
            <text:p text:style-name="P3"><text:span text:style-name="T8">3</text:span></text:p>
          </draw:text-box>
        </draw:frame>
        <draw:frame draw:style-name="gr3" draw:text-style-name="P4" draw:layer="layout" svg:width="0.418cm" svg:height="0.418cm" svg:x="1.345cm" svg:y="3.442cm">
          <draw:text-box>
            <text:p text:style-name="P3"><text:span text:style-name="T3">4</text:span></text:p>
          </draw:text-box>
        </draw:frame>
        <draw:frame draw:style-name="gr3" draw:text-style-name="P4" draw:layer="layout" svg:width="0.418cm" svg:height="0.418cm" svg:x="1.345cm" svg:y="3.416cm">
          <draw:text-box>
            <text:p text:style-name="P3"><text:span text:style-name="T8">4</text:span></text:p>
          </draw:text-box>
        </draw:frame>
        <draw:frame draw:style-name="gr3" draw:text-style-name="P4" draw:layer="layout" svg:width="0.418cm" svg:height="0.418cm" svg:x="1.345cm" svg:y="4.071cm">
          <draw:text-box>
            <text:p text:style-name="P3"><text:span text:style-name="T3">5</text:span></text:p>
          </draw:text-box>
        </draw:frame>
        <draw:frame draw:style-name="gr3" draw:text-style-name="P4" draw:layer="layout" svg:width="0.418cm" svg:height="0.418cm" svg:x="1.345cm" svg:y="4.045cm">
          <draw:text-box>
            <text:p text:style-name="P3"><text:span text:style-name="T8">5</text:span></text:p>
          </draw:text-box>
        </draw:frame>
        <draw:frame draw:style-name="gr3" draw:text-style-name="P4" draw:layer="layout" svg:width="0.418cm" svg:height="0.418cm" svg:x="1.345cm" svg:y="4.7cm">
          <draw:text-box>
            <text:p text:style-name="P3"><text:span text:style-name="T3">6</text:span></text:p>
          </draw:text-box>
        </draw:frame>
        <draw:frame draw:style-name="gr3" draw:text-style-name="P4" draw:layer="layout" svg:width="0.418cm" svg:height="0.418cm" svg:x="1.345cm" svg:y="4.674cm">
          <draw:text-box>
            <text:p text:style-name="P3"><text:span text:style-name="T8">6</text:span></text:p>
          </draw:text-box>
        </draw:frame>
        <draw:frame draw:style-name="gr3" draw:text-style-name="P4" draw:layer="layout" svg:width="0.418cm" svg:height="0.418cm" svg:x="1.345cm" svg:y="5.329cm">
          <draw:text-box>
            <text:p text:style-name="P3"><text:span text:style-name="T3">7</text:span></text:p>
          </draw:text-box>
        </draw:frame>
        <draw:frame draw:style-name="gr3" draw:text-style-name="P4" draw:layer="layout" svg:width="0.418cm" svg:height="0.418cm" svg:x="1.345cm" svg:y="5.303cm">
          <draw:text-box>
            <text:p text:style-name="P3"><text:span text:style-name="T8">7</text:span></text:p>
          </draw:text-box>
        </draw:frame>
        <draw:frame draw:style-name="gr3" draw:text-style-name="P4" draw:layer="layout" svg:width="0.418cm" svg:height="0.418cm" svg:x="1.345cm" svg:y="5.958cm">
          <draw:text-box>
            <text:p text:style-name="P3"><text:span text:style-name="T3">8</text:span></text:p>
          </draw:text-box>
        </draw:frame>
        <draw:frame draw:style-name="gr3" draw:text-style-name="P4" draw:layer="layout" svg:width="0.418cm" svg:height="0.418cm" svg:x="1.345cm" svg:y="5.931cm">
          <draw:text-box>
            <text:p text:style-name="P3"><text:span text:style-name="T8">8</text:span></text:p>
          </draw:text-box>
        </draw:frame>
        <draw:frame draw:style-name="gr3" draw:text-style-name="P4" draw:layer="layout" svg:width="0.418cm" svg:height="0.418cm" svg:x="1.345cm" svg:y="6.587cm">
          <draw:text-box>
            <text:p text:style-name="P3"><text:span text:style-name="T3">9</text:span></text:p>
          </draw:text-box>
        </draw:frame>
        <draw:frame draw:style-name="gr3" draw:text-style-name="P4" draw:layer="layout" svg:width="0.418cm" svg:height="0.418cm" svg:x="1.345cm" svg:y="6.56cm">
          <draw:text-box>
            <text:p text:style-name="P3"><text:span text:style-name="T8">9</text:span></text:p>
          </draw:text-box>
        </draw:frame>
        <draw:frame draw:style-name="gr3" draw:text-style-name="P4" draw:layer="layout" svg:width="0.468cm" svg:height="0.418cm" svg:x="1.137cm" svg:y="7.216cm">
          <draw:text-box>
            <text:p text:style-name="P3"><text:span text:style-name="T3">10</text:span></text:p>
          </draw:text-box>
        </draw:frame>
        <draw:frame draw:style-name="gr3" draw:text-style-name="P4" draw:layer="layout" svg:width="0.468cm" svg:height="0.418cm" svg:x="1.137cm" svg:y="7.189cm">
          <draw:text-box>
            <text:p text:style-name="P3"><text:span text:style-name="T8">10</text:span></text:p>
          </draw:text-box>
        </draw:frame>
        <draw:frame draw:style-name="gr3" draw:text-style-name="P4" draw:layer="layout" svg:width="0.468cm" svg:height="0.418cm" svg:x="1.169cm" svg:y="7.844cm">
          <draw:text-box>
            <text:p text:style-name="P3"><text:span text:style-name="T3">11</text:span></text:p>
          </draw:text-box>
        </draw:frame>
        <draw:frame draw:style-name="gr3" draw:text-style-name="P4" draw:layer="layout" svg:width="0.468cm" svg:height="0.418cm" svg:x="1.169cm" svg:y="7.818cm">
          <draw:text-box>
            <text:p text:style-name="P3"><text:span text:style-name="T8">11</text:span></text:p>
          </draw:text-box>
        </draw:frame>
        <draw:frame draw:style-name="gr3" draw:text-style-name="P4" draw:layer="layout" svg:width="0.468cm" svg:height="0.418cm" svg:x="1.137cm" svg:y="8.473cm">
          <draw:text-box>
            <text:p text:style-name="P3"><text:span text:style-name="T3">12</text:span></text:p>
          </draw:text-box>
        </draw:frame>
        <draw:frame draw:style-name="gr3" draw:text-style-name="P4" draw:layer="layout" svg:width="0.468cm" svg:height="0.418cm" svg:x="1.137cm" svg:y="8.447cm">
          <draw:text-box>
            <text:p text:style-name="P3"><text:span text:style-name="T8">12</text:span></text:p>
          </draw:text-box>
        </draw:frame>
        <draw:frame draw:style-name="gr3" draw:text-style-name="P4" draw:layer="layout" svg:width="0.468cm" svg:height="0.418cm" svg:x="1.137cm" svg:y="9.102cm">
          <draw:text-box>
            <text:p text:style-name="P3"><text:span text:style-name="T3">13</text:span></text:p>
          </draw:text-box>
        </draw:frame>
        <draw:frame draw:style-name="gr3" draw:text-style-name="P4" draw:layer="layout" svg:width="0.468cm" svg:height="0.418cm" svg:x="1.137cm" svg:y="9.076cm">
          <draw:text-box>
            <text:p text:style-name="P3"><text:span text:style-name="T8">13</text:span></text:p>
          </draw:text-box>
        </draw:frame>
        <draw:frame draw:style-name="gr3" draw:text-style-name="P4" draw:layer="layout" svg:width="0.468cm" svg:height="0.418cm" svg:x="1.137cm" svg:y="9.731cm">
          <draw:text-box>
            <text:p text:style-name="P3"><text:span text:style-name="T3">14</text:span></text:p>
          </draw:text-box>
        </draw:frame>
        <draw:frame draw:style-name="gr3" draw:text-style-name="P4" draw:layer="layout" svg:width="0.468cm" svg:height="0.418cm" svg:x="1.137cm" svg:y="9.705cm">
          <draw:text-box>
            <text:p text:style-name="P3"><text:span text:style-name="T8">14</text:span></text:p>
          </draw:text-box>
        </draw:frame>
        <draw:frame draw:style-name="gr3" draw:text-style-name="P4" draw:layer="layout" svg:width="0.468cm" svg:height="0.418cm" svg:x="1.137cm" svg:y="10.36cm">
          <draw:text-box>
            <text:p text:style-name="P3"><text:span text:style-name="T3">15</text:span></text:p>
          </draw:text-box>
        </draw:frame>
        <draw:frame draw:style-name="gr3" draw:text-style-name="P4" draw:layer="layout" svg:width="0.468cm" svg:height="0.418cm" svg:x="1.137cm" svg:y="10.334cm">
          <draw:text-box>
            <text:p text:style-name="P3"><text:span text:style-name="T8">15</text:span></text:p>
          </draw:text-box>
        </draw:frame>
        <draw:frame draw:style-name="gr3" draw:text-style-name="P4" draw:layer="layout" svg:width="0.468cm" svg:height="0.418cm" svg:x="1.137cm" svg:y="10.989cm">
          <draw:text-box>
            <text:p text:style-name="P3"><text:span text:style-name="T3">16</text:span></text:p>
          </draw:text-box>
        </draw:frame>
        <draw:frame draw:style-name="gr3" draw:text-style-name="P4" draw:layer="layout" svg:width="0.468cm" svg:height="0.418cm" svg:x="1.137cm" svg:y="10.963cm">
          <draw:text-box>
            <text:p text:style-name="P3"><text:span text:style-name="T8">16</text:span></text:p>
          </draw:text-box>
        </draw:frame>
        <draw:frame draw:style-name="gr3" draw:text-style-name="P4" draw:layer="layout" svg:width="0.468cm" svg:height="0.418cm" svg:x="1.137cm" svg:y="11.618cm">
          <draw:text-box>
            <text:p text:style-name="P3"><text:span text:style-name="T3">17</text:span></text:p>
          </draw:text-box>
        </draw:frame>
        <draw:frame draw:style-name="gr3" draw:text-style-name="P4" draw:layer="layout" svg:width="0.468cm" svg:height="0.418cm" svg:x="1.137cm" svg:y="11.592cm">
          <draw:text-box>
            <text:p text:style-name="P3"><text:span text:style-name="T8">17</text:span></text:p>
          </draw:text-box>
        </draw:frame>
        <draw:frame draw:style-name="gr3" draw:text-style-name="P4" draw:layer="layout" svg:width="0.468cm" svg:height="0.418cm" svg:x="1.137cm" svg:y="12.247cm">
          <draw:text-box>
            <text:p text:style-name="P3"><text:span text:style-name="T3">18</text:span></text:p>
          </draw:text-box>
        </draw:frame>
        <draw:frame draw:style-name="gr3" draw:text-style-name="P4" draw:layer="layout" svg:width="0.468cm" svg:height="0.418cm" svg:x="1.137cm" svg:y="12.221cm">
          <draw:text-box>
            <text:p text:style-name="P3"><text:span text:style-name="T8">18</text:span></text:p>
          </draw:text-box>
        </draw:frame>
        <draw:frame draw:style-name="gr3" draw:text-style-name="P4" draw:layer="layout" svg:width="0.468cm" svg:height="0.418cm" svg:x="1.137cm" svg:y="12.876cm">
          <draw:text-box>
            <text:p text:style-name="P3"><text:span text:style-name="T3">19</text:span></text:p>
          </draw:text-box>
        </draw:frame>
        <draw:frame draw:style-name="gr3" draw:text-style-name="P4" draw:layer="layout" svg:width="0.468cm" svg:height="0.418cm" svg:x="1.137cm" svg:y="12.85cm">
          <draw:text-box>
            <text:p text:style-name="P3"><text:span text:style-name="T8">19</text:span></text:p>
          </draw:text-box>
        </draw:frame>
        <draw:frame draw:style-name="gr3" draw:text-style-name="P4" draw:layer="layout" svg:width="0.468cm" svg:height="0.418cm" svg:x="1.137cm" svg:y="13.505cm">
          <draw:text-box>
            <text:p text:style-name="P3"><text:span text:style-name="T3">20</text:span></text:p>
          </draw:text-box>
        </draw:frame>
        <draw:frame draw:style-name="gr3" draw:text-style-name="P4" draw:layer="layout" svg:width="0.468cm" svg:height="0.418cm" svg:x="1.137cm" svg:y="13.478cm">
          <draw:text-box>
            <text:p text:style-name="P3"><text:span text:style-name="T8">20</text:span></text:p>
          </draw:text-box>
        </draw:frame>
        <draw:frame draw:style-name="gr3" draw:text-style-name="P4" draw:layer="layout" svg:width="0.468cm" svg:height="0.418cm" svg:x="1.137cm" svg:y="14.134cm">
          <draw:text-box>
            <text:p text:style-name="P3"><text:span text:style-name="T3">21</text:span></text:p>
          </draw:text-box>
        </draw:frame>
        <draw:frame draw:style-name="gr3" draw:text-style-name="P4" draw:layer="layout" svg:width="0.468cm" svg:height="0.418cm" svg:x="1.137cm" svg:y="14.107cm">
          <draw:text-box>
            <text:p text:style-name="P3"><text:span text:style-name="T8">21</text:span></text:p>
          </draw:text-box>
        </draw:frame>
        <draw:frame draw:style-name="gr3" draw:text-style-name="P4" draw:layer="layout" svg:width="0.468cm" svg:height="0.418cm" svg:x="1.137cm" svg:y="14.762cm">
          <draw:text-box>
            <text:p text:style-name="P3"><text:span text:style-name="T3">22</text:span></text:p>
          </draw:text-box>
        </draw:frame>
        <draw:frame draw:style-name="gr3" draw:text-style-name="P4" draw:layer="layout" svg:width="0.468cm" svg:height="0.418cm" svg:x="1.137cm" svg:y="14.736cm">
          <draw:text-box>
            <text:p text:style-name="P3"><text:span text:style-name="T8">22</text:span></text:p>
          </draw:text-box>
        </draw:frame>
        <draw:frame draw:style-name="gr3" draw:text-style-name="P4" draw:layer="layout" svg:width="0.468cm" svg:height="0.418cm" svg:x="1.137cm" svg:y="15.391cm">
          <draw:text-box>
            <text:p text:style-name="P3"><text:span text:style-name="T3">23</text:span></text:p>
          </draw:text-box>
        </draw:frame>
        <draw:frame draw:style-name="gr3" draw:text-style-name="P4" draw:layer="layout" svg:width="0.468cm" svg:height="0.418cm" svg:x="1.137cm" svg:y="15.365cm">
          <draw:text-box>
            <text:p text:style-name="P3"><text:span text:style-name="T8">23</text:span></text:p>
          </draw:text-box>
        </draw:frame>
        <draw:frame draw:style-name="gr3" draw:text-style-name="P4" draw:layer="layout" svg:width="0.468cm" svg:height="0.418cm" svg:x="1.137cm" svg:y="16.02cm">
          <draw:text-box>
            <text:p text:style-name="P3"><text:span text:style-name="T3">24</text:span></text:p>
          </draw:text-box>
        </draw:frame>
        <draw:frame draw:style-name="gr3" draw:text-style-name="P4" draw:layer="layout" svg:width="0.468cm" svg:height="0.418cm" svg:x="1.137cm" svg:y="15.994cm">
          <draw:text-box>
            <text:p text:style-name="P3"><text:span text:style-name="T8">24</text:span></text:p>
          </draw:text-box>
        </draw:frame>
        <draw:frame draw:style-name="gr3" draw:text-style-name="P4" draw:layer="layout" svg:width="0.468cm" svg:height="0.418cm" svg:x="1.137cm" svg:y="16.649cm">
          <draw:text-box>
            <text:p text:style-name="P3"><text:span text:style-name="T3">25</text:span></text:p>
          </draw:text-box>
        </draw:frame>
        <draw:frame draw:style-name="gr3" draw:text-style-name="P4" draw:layer="layout" svg:width="0.468cm" svg:height="0.418cm" svg:x="1.137cm" svg:y="16.623cm">
          <draw:text-box>
            <text:p text:style-name="P3"><text:span text:style-name="T8">25</text:span></text:p>
          </draw:text-box>
        </draw:frame>
        <draw:frame draw:style-name="gr3" draw:text-style-name="P4" draw:layer="layout" svg:width="0.468cm" svg:height="0.418cm" svg:x="1.137cm" svg:y="17.278cm">
          <draw:text-box>
            <text:p text:style-name="P3"><text:span text:style-name="T3">26</text:span></text:p>
          </draw:text-box>
        </draw:frame>
        <draw:frame draw:style-name="gr3" draw:text-style-name="P4" draw:layer="layout" svg:width="0.468cm" svg:height="0.418cm" svg:x="1.137cm" svg:y="17.252cm">
          <draw:text-box>
            <text:p text:style-name="P3"><text:span text:style-name="T8">26</text:span></text:p>
          </draw:text-box>
        </draw:frame>
        <draw:frame draw:style-name="gr3" draw:text-style-name="P4" draw:layer="layout" svg:width="0.468cm" svg:height="0.418cm" svg:x="1.137cm" svg:y="17.907cm">
          <draw:text-box>
            <text:p text:style-name="P3"><text:span text:style-name="T3">27</text:span></text:p>
          </draw:text-box>
        </draw:frame>
        <draw:frame draw:style-name="gr3" draw:text-style-name="P4" draw:layer="layout" svg:width="0.468cm" svg:height="0.418cm" svg:x="1.137cm" svg:y="17.881cm">
          <draw:text-box>
            <text:p text:style-name="P3"><text:span text:style-name="T8">27</text:span></text:p>
          </draw:text-box>
        </draw:frame>
        <draw:frame draw:style-name="gr3" draw:text-style-name="P4" draw:layer="layout" svg:width="0.468cm" svg:height="0.418cm" svg:x="1.137cm" svg:y="18.536cm">
          <draw:text-box>
            <text:p text:style-name="P3"><text:span text:style-name="T3">28</text:span></text:p>
          </draw:text-box>
        </draw:frame>
        <draw:frame draw:style-name="gr3" draw:text-style-name="P4" draw:layer="layout" svg:width="0.468cm" svg:height="0.418cm" svg:x="1.137cm" svg:y="18.51cm">
          <draw:text-box>
            <text:p text:style-name="P3"><text:span text:style-name="T8">28</text:span></text:p>
          </draw:text-box>
        </draw:frame>
        <draw:frame draw:style-name="gr3" draw:text-style-name="P4" draw:layer="layout" svg:width="0.468cm" svg:height="0.418cm" svg:x="1.137cm" svg:y="19.165cm">
          <draw:text-box>
            <text:p text:style-name="P3"><text:span text:style-name="T3">29</text:span></text:p>
          </draw:text-box>
        </draw:frame>
        <draw:frame draw:style-name="gr3" draw:text-style-name="P4" draw:layer="layout" svg:width="0.468cm" svg:height="0.418cm" svg:x="1.137cm" svg:y="19.139cm">
          <draw:text-box>
            <text:p text:style-name="P3"><text:span text:style-name="T8">29</text:span></text:p>
          </draw:text-box>
        </draw:frame>
        <draw:frame draw:style-name="gr3" draw:text-style-name="P4" draw:layer="layout" svg:width="0.468cm" svg:height="0.418cm" svg:x="1.137cm" svg:y="19.794cm">
          <draw:text-box>
            <text:p text:style-name="P3"><text:span text:style-name="T3">30</text:span></text:p>
          </draw:text-box>
        </draw:frame>
        <draw:frame draw:style-name="gr3" draw:text-style-name="P4" draw:layer="layout" svg:width="0.468cm" svg:height="0.418cm" svg:x="1.137cm" svg:y="19.768cm">
          <draw:text-box>
            <text:p text:style-name="P3"><text:span text:style-name="T8">30</text:span></text:p>
          </draw:text-box>
        </draw:frame>
        <draw:frame draw:style-name="gr3" draw:text-style-name="P4" draw:layer="layout" svg:width="0.468cm" svg:height="0.418cm" svg:x="1.137cm" svg:y="20.423cm">
          <draw:text-box>
            <text:p text:style-name="P3"><text:span text:style-name="T3">31</text:span></text:p>
          </draw:text-box>
        </draw:frame>
        <draw:frame draw:style-name="gr3" draw:text-style-name="P4" draw:layer="layout" svg:width="0.468cm" svg:height="0.418cm" svg:x="1.137cm" svg:y="20.396cm">
          <draw:text-box>
            <text:p text:style-name="P3"><text:span text:style-name="T8">31</text:span></text:p>
          </draw:text-box>
        </draw:frame>
        <draw:frame draw:style-name="gr3" draw:text-style-name="P4" draw:layer="layout" svg:width="0.468cm" svg:height="0.418cm" svg:x="1.137cm" svg:y="21.052cm">
          <draw:text-box>
            <text:p text:style-name="P3"><text:span text:style-name="T3">32</text:span></text:p>
          </draw:text-box>
        </draw:frame>
        <draw:frame draw:style-name="gr3" draw:text-style-name="P4" draw:layer="layout" svg:width="0.468cm" svg:height="0.418cm" svg:x="1.137cm" svg:y="21.025cm">
          <draw:text-box>
            <text:p text:style-name="P3"><text:span text:style-name="T8">32</text:span></text:p>
          </draw:text-box>
        </draw:frame>
        <draw:frame draw:style-name="gr3" draw:text-style-name="P4" draw:layer="layout" svg:width="0.468cm" svg:height="0.418cm" svg:x="1.137cm" svg:y="21.68cm">
          <draw:text-box>
            <text:p text:style-name="P3"><text:span text:style-name="T3">33</text:span></text:p>
          </draw:text-box>
        </draw:frame>
        <draw:frame draw:style-name="gr3" draw:text-style-name="P4" draw:layer="layout" svg:width="0.468cm" svg:height="0.418cm" svg:x="1.137cm" svg:y="21.654cm">
          <draw:text-box>
            <text:p text:style-name="P3"><text:span text:style-name="T8">33</text:span></text:p>
          </draw:text-box>
        </draw:frame>
        <draw:frame draw:style-name="gr3" draw:text-style-name="P4" draw:layer="layout" svg:width="0.468cm" svg:height="0.418cm" svg:x="1.137cm" svg:y="22.309cm">
          <draw:text-box>
            <text:p text:style-name="P3"><text:span text:style-name="T3">34</text:span></text:p>
          </draw:text-box>
        </draw:frame>
        <draw:frame draw:style-name="gr3" draw:text-style-name="P4" draw:layer="layout" svg:width="0.468cm" svg:height="0.418cm" svg:x="1.137cm" svg:y="22.283cm">
          <draw:text-box>
            <text:p text:style-name="P3"><text:span text:style-name="T8">34</text:span></text:p>
          </draw:text-box>
        </draw:frame>
        <draw:frame draw:style-name="gr3" draw:text-style-name="P4" draw:layer="layout" svg:width="0.468cm" svg:height="0.418cm" svg:x="1.137cm" svg:y="22.938cm">
          <draw:text-box>
            <text:p text:style-name="P3"><text:span text:style-name="T3">35</text:span></text:p>
          </draw:text-box>
        </draw:frame>
        <draw:frame draw:style-name="gr3" draw:text-style-name="P4" draw:layer="layout" svg:width="0.468cm" svg:height="0.418cm" svg:x="1.137cm" svg:y="22.912cm">
          <draw:text-box>
            <text:p text:style-name="P3"><text:span text:style-name="T8">35</text:span></text:p>
          </draw:text-box>
        </draw:frame>
        <draw:frame draw:style-name="gr3" draw:text-style-name="P4" draw:layer="layout" svg:width="0.468cm" svg:height="0.418cm" svg:x="1.137cm" svg:y="23.567cm">
          <draw:text-box>
            <text:p text:style-name="P3"><text:span text:style-name="T3">36</text:span></text:p>
          </draw:text-box>
        </draw:frame>
        <draw:frame draw:style-name="gr3" draw:text-style-name="P4" draw:layer="layout" svg:width="0.468cm" svg:height="0.418cm" svg:x="1.137cm" svg:y="23.541cm">
          <draw:text-box>
            <text:p text:style-name="P3"><text:span text:style-name="T8">36</text:span></text:p>
          </draw:text-box>
        </draw:frame>
        <draw:frame draw:style-name="gr3" draw:text-style-name="P4" draw:layer="layout" svg:width="0.468cm" svg:height="0.418cm" svg:x="1.137cm" svg:y="24.196cm">
          <draw:text-box>
            <text:p text:style-name="P3"><text:span text:style-name="T3">37</text:span></text:p>
          </draw:text-box>
        </draw:frame>
        <draw:frame draw:style-name="gr3" draw:text-style-name="P4" draw:layer="layout" svg:width="0.468cm" svg:height="0.418cm" svg:x="1.137cm" svg:y="24.17cm">
          <draw:text-box>
            <text:p text:style-name="P3"><text:span text:style-name="T8">37</text:span></text:p>
          </draw:text-box>
        </draw:frame>
        <draw:frame draw:style-name="gr3" draw:text-style-name="P4" draw:layer="layout" svg:width="0.468cm" svg:height="0.418cm" svg:x="1.137cm" svg:y="24.825cm">
          <draw:text-box>
            <text:p text:style-name="P3"><text:span text:style-name="T3">38</text:span></text:p>
          </draw:text-box>
        </draw:frame>
        <draw:frame draw:style-name="gr3" draw:text-style-name="P4" draw:layer="layout" svg:width="0.468cm" svg:height="0.418cm" svg:x="1.137cm" svg:y="24.799cm">
          <draw:text-box>
            <text:p text:style-name="P3"><text:span text:style-name="T8">38</text:span></text:p>
          </draw:text-box>
        </draw:frame>
        <draw:frame draw:style-name="gr3" draw:text-style-name="P4" draw:layer="layout" svg:width="0.468cm" svg:height="0.418cm" svg:x="1.137cm" svg:y="25.454cm">
          <draw:text-box>
            <text:p text:style-name="P3"><text:span text:style-name="T3">39</text:span></text:p>
          </draw:text-box>
        </draw:frame>
        <draw:frame draw:style-name="gr3" draw:text-style-name="P4" draw:layer="layout" svg:width="0.468cm" svg:height="0.418cm" svg:x="1.137cm" svg:y="25.428cm">
          <draw:text-box>
            <text:p text:style-name="P3"><text:span text:style-name="T8">39</text:span></text:p>
          </draw:text-box>
        </draw:frame>
        <draw:frame draw:style-name="gr3" draw:text-style-name="P4" draw:layer="layout" svg:width="0.468cm" svg:height="0.418cm" svg:x="1.137cm" svg:y="26.083cm">
          <draw:text-box>
            <text:p text:style-name="P3"><text:span text:style-name="T3">40</text:span></text:p>
          </draw:text-box>
        </draw:frame>
        <draw:frame draw:style-name="gr3" draw:text-style-name="P4" draw:layer="layout" svg:width="0.468cm" svg:height="0.418cm" svg:x="1.137cm" svg:y="26.057cm">
          <draw:text-box>
            <text:p text:style-name="P3"><text:span text:style-name="T8">40</text:span></text:p>
          </draw:text-box>
        </draw:frame>
        <draw:frame draw:style-name="gr3" draw:text-style-name="P4" draw:layer="layout" svg:width="0.468cm" svg:height="0.418cm" svg:x="1.137cm" svg:y="26.712cm">
          <draw:text-box>
            <text:p text:style-name="P3"><text:span text:style-name="T3">41</text:span></text:p>
          </draw:text-box>
        </draw:frame>
        <draw:frame draw:style-name="gr3" draw:text-style-name="P4" draw:layer="layout" svg:width="0.468cm" svg:height="0.418cm" svg:x="1.137cm" svg:y="26.686cm">
          <draw:text-box>
            <text:p text:style-name="P3"><text:span text:style-name="T8">41</text:span></text:p>
          </draw:text-box>
        </draw:frame>
        <draw:frame draw:style-name="gr3" draw:text-style-name="P4" draw:layer="layout" svg:width="0.468cm" svg:height="0.418cm" svg:x="1.137cm" svg:y="27.341cm">
          <draw:text-box>
            <text:p text:style-name="P3"><text:span text:style-name="T3">42</text:span></text:p>
          </draw:text-box>
        </draw:frame>
        <draw:polygon draw:style-name="gr5" draw:text-style-name="P6" draw:layer="layout" svg:width="20.571cm" svg:height="0.262cm" svg:x="0.209cm" svg:y="0.655cm" svg:viewBox="0 0 20572 263" draw:points="0,0 20572,0 20572,263 0,263">
          <text:p/>
        </draw:polygon>
        <draw:path draw:style-name="gr5" draw:text-style-name="P6" draw:layer="layout" svg:width="20.571cm" svg:height="0.865cm" svg:x="0.209cm" svg:y="0.209cm" svg:viewBox="0 0 20572 866" svg:d="M0 866v-740c0-35 12-64 37-89s54-37 89-37h20320c35 0 64 12 89 37s37 54 37 89v740z">
          <text:p/>
        </draw:path>
        <draw:frame draw:style-name="gr3" draw:text-style-name="P4" draw:layer="layout" svg:width="0.468cm" svg:height="0.418cm" svg:x="1.137cm" svg:y="27.314cm">
          <draw:text-box>
            <text:p text:style-name="P3"><text:span text:style-name="T8">42</text:span></text:p>
          </draw:text-box>
        </draw:frame>
        <draw:frame draw:style-name="gr3" draw:text-style-name="P4" draw:layer="layout" svg:width="5.192cm" svg:height="0.418cm" svg:x="6.944cm" svg:y="0.455cm">
          <draw:text-box>
            <text:p text:style-name="P3"><text:span text:style-name="T9">cv.yml Dauliac@archlinux</text:span></text:p>
          </draw:text-box>
        </draw:frame>
        <draw:path draw:style-name="gr6" draw:text-style-name="P7" draw:layer="layout" svg:width="0.315cm" svg:height="0.314cm" svg:x="1.624cm" svg:y="0.524cm" svg:viewBox="0 0 316 315" svg:d="M316 157c0 21-4 41-12 60s-20 36-34 52c-15 15-32 26-51 34-20 8-40 12-61 12-20 0-40-4-61-12-19-8-36-19-51-34-15-16-26-33-34-52s-12-39-12-60 4-41 12-60c8-20 19-37 34-51 15-15 32-26 51-34 21-8 41-12 61-12 21 0 41 4 61 12 19 8 36 19 51 34 14 14 26 31 34 51 8 19 12 39 12 60z">
          <text:p/>
        </draw:path>
        <draw:path draw:style-name="gr7" draw:text-style-name="P8" draw:layer="layout" svg:width="0.314cm" svg:height="0.314cm" svg:x="1.179cm" svg:y="0.524cm" svg:viewBox="0 0 315 315" svg:d="M315 157c0 21-4 41-12 60s-19 36-34 52c-15 15-32 26-52 34-19 8-39 12-60 12s-41-4-60-12-36-19-51-34c-15-16-26-33-34-52s-12-39-12-60 4-41 12-60c8-20 19-37 34-51 15-15 32-26 51-34s39-12 60-12 41 4 60 12c20 8 37 19 52 34 15 14 26 31 34 51 8 19 12 39 12 60z">
          <text:p/>
        </draw:path>
        <draw:path draw:style-name="gr8" draw:text-style-name="P9" draw:layer="layout" svg:width="0.315cm" svg:height="0.314cm" svg:x="0.733cm" svg:y="0.524cm" svg:viewBox="0 0 316 315" svg:d="M316 157c0 21-4 41-12 60s-20 36-34 52c-15 15-32 26-51 34-20 8-40 12-61 12-20 0-40-4-60-12-19-8-36-19-52-34-14-16-26-33-34-52s-12-39-12-60 4-41 12-60c8-20 20-37 34-51 16-15 33-26 52-34 20-8 40-12 60-12 21 0 41 4 61 12 19 8 36 19 51 34 14 14 26 31 34 51 8 19 12 39 12 60z">
          <text:p/>
        </draw:path>
        <draw:frame draw:style-name="gr3" draw:text-style-name="P4" draw:layer="layout" svg:width="2.263cm" svg:height="0.418cm" svg:x="17.995cm" svg:y="0.455cm">
          <draw:text-box>
            <text:p text:style-name="P3"><text:span text:style-name="T10">mini-devop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ans" svg:font-family="LiberationSans"/>
    <style:font-face style:name="UbuntuMonoular" svg:font-family="UbuntuMono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0.99cm" fo:page-height="29.66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7-16T14:17:10.240564520</dc:date>
    <meta:editing-duration>PT8S</meta:editing-duration>
    <meta:editing-cycles>1</meta:editing-cycles>
    <meta:document-statistic meta:object-count="574"/>
    <meta:generator>LibreOffice/6.0.3.2$Linux_X86_64 LibreOffice_project/00m0$Build-2</meta:generator>
  </office:meta>
</office:document-meta>
</file>